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Endnote">
      <style:text-properties fo:language="pl" fo:country="PL"/>
    </style:style>
    <style:style style:name="P22" style:family="paragraph" style:parent-style-name="Endnote">
      <style:text-properties fo:language="zxx" fo:country="none" style:language-asian="zxx" style:country-asian="none" style:language-complex="zxx" style:country-complex="none"/>
    </style:style>
    <style:style style:name="P23" style:family="paragraph" style:parent-style-name="Text_20_body">
      <style:paragraph-properties fo:break-before="page"/>
      <style:text-properties style:font-name="Calibri1"/>
    </style:style>
    <style:style style:name="P24" style:family="paragraph" style:parent-style-name="Dialog">
      <style:paragraph-properties fo:margin-left="1.249cm" fo:margin-right="0cm" fo:text-indent="0cm" style:auto-text-indent="false"/>
      <style:text-properties style:font-name="Calibri1"/>
    </style:style>
    <style:style style:name="P25" style:family="paragraph" style:parent-style-name="Text_20_body">
      <style:paragraph-properties fo:margin-left="1.249cm" fo:margin-right="0cm" fo:text-indent="0cm" style:auto-text-indent="false"/>
      <style:text-properties style:font-name="Calibri1"/>
    </style:style>
    <style:style style:name="P26" style:family="paragraph" style:parent-style-name="Wierszyk">
      <style:paragraph-properties fo:margin-left="1.249cm" fo:margin-right="0cm" fo:margin-top="0cm" fo:margin-bottom="0cm" fo:line-height="100%" fo:text-indent="0cm" style:auto-text-indent="false"/>
    </style:style>
    <style:style style:name="P27" style:family="paragraph" style:parent-style-name="Dialog">
      <style:paragraph-properties fo:margin-left="1.251cm" fo:margin-right="0cm" fo:text-indent="0cm" style:auto-text-indent="false"/>
    </style:style>
    <style:style style:name="P28" style:family="paragraph" style:parent-style-name="Dialog">
      <style:paragraph-properties fo:margin-left="1.251cm" fo:margin-right="0cm" fo:text-indent="0cm" style:auto-text-indent="false"/>
      <style:text-properties style:font-name="Calibri1"/>
    </style:style>
    <style:style style:name="P29" style:family="paragraph" style:parent-style-name="Text_20_body">
      <style:paragraph-properties fo:margin-left="0cm" fo:margin-right="0cm" fo:text-indent="0cm" style:auto-text-indent="false"/>
      <style:text-properties style:font-name="Calibri1" fo:language="pl" fo:country="PL"/>
    </style:style>
    <style:style style:name="P30" style:family="paragraph" style:parent-style-name="Heading" style:master-page-name="Standard">
      <style:paragraph-properties style:page-number="auto"/>
      <style:text-properties fo:language="pl" fo:country="PL"/>
    </style:style>
    <style:style style:name="P31" style:family="paragraph" style:parent-style-name="Heading_20_2">
      <style:text-properties style:font-name="Calibri1"/>
    </style:style>
    <style:style style:name="P32" style:family="paragraph" style:parent-style-name="Heading_20_2">
      <style:paragraph-properties fo:break-before="page"/>
      <style:text-properties fo:language="pl" fo:country="PL"/>
    </style:style>
    <style:style style:name="P33" style:family="paragraph" style:parent-style-name="Text_20_body">
      <style:text-properties style:font-name="Calibri1"/>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1" fo:background-color="#ffff00"/>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style:font-name="Calibri" fo:background-color="#ffff00"/>
    </style:style>
    <style:style style:name="T12" style:family="text">
      <style:text-properties fo:background-color="transparent"/>
    </style:style>
    <style:style style:name="T13" style:family="text">
      <style:text-properties style:font-name="Calibri2"/>
    </style:style>
    <style:style style:name="T14" style:family="text">
      <style:text-properties style:font-name="Calibri2" fo:background-color="transparen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language="pl" fo:country="PL"/>
    </style:style>
    <style:style style:name="T18"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ynastia Sobieskich – tom I, „Krwawa Elekcja”</text:p>
      <text:list xml:id="list1945090801581035176" text:style-name="Outline">
        <text:list-item>
          <text:h text:style-name="P32"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 Pietrek, myślisz że to...</text:p>
      <text:p text:style-name="P17">-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9">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 Coście za jedni?</text:p>
      <text:p text:style-name="P17">- My tutejse, z Majdana<text:span text:style-name="T1">.</text:span></text:p>
      <text:p text:style-name="P17">- Co tu robicie?</text:p>
      <text:p text:style-name="P17">- Tatary nas ciongły, a potem tu ostawiły...</text:p>
      <text:p text:style-name="P17">- A gdzie wasi rodzice?</text:p>
      <text:p text:style-name="P17">- Une ich ubiły, zanim nas ciongły...</text:p>
      <text:p text:style-name="P17">- A Tatary gdzie? Wiele ich?</text:p>
      <text:p text:style-name="P17">- Ja nie wiem panie, jak nas ostawiły to skoro uciekały, nie bijcie!</text:p>
      <text:p text:style-name="P17"><text:soft-page-break/>- Nie bójcie się, już nikt nie będzie was bił. Idźcie do gościńca i potem do Krasnobrodu, na lewo. Tam już tylko nasze wojska i pan hetman, nie ma już Tatarów.</text:p>
      <text:p text:style-name="P17"/>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 Patrzcie to ten wielki wojownik, co z chłopami walczy, a przed nami ucieka!</text:p>
      <text:p text:style-name="P17">- W łeb go od razu!</text:p>
      <text:p text:style-name="P17">- Nie, pobawmy się z nim trochę!</text:p>
      <text:p text:style-name="P17">-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 Witamy waszmościów pancernych, widno na poważną potrzebę się zanosi, gdy razem podążamy!</text:p>
      <text:p text:style-name="P17">- Witamy, słyszę że panowie Wołosza dobrze już mową polską władacie?</text:p>
      <text:p text:style-name="P17">- Bo przecie u nas prawie wszyscy Polacy, a nawet szlachta. Król zaciągi wydając kazał nie ufać cudzoziemcom, tak i u nas kilku tylko prawdziwych Wołoch. Jam zaś urodzony Stefan Ostrowski z Mazowsza, i mój poczet krewniaków.</text:p>
      <text:p text:style-name="P17">- Przebóg, toć i ja z Mazowsza, Stanisław Starczyński, a to moi pocztowi panowie Piotrowski i Wyczyński. Skąd Waszmość pochodzisz?</text:p>
      <text:p text:style-name="P17">- Z Ostrówka, zaścianku pod Konstancinem, gdzie się dobra Gosiewskich senatorstwa zaczynają...</text:p>
      <text:p text:style-name="P17">-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7">-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7">- Słyszę iż Waść wiernym jegomości hetman jesteś sekundantem, tak się nad ludem litując. To i pan hetman ludowi w głowach przewraca, do wojaczki a nie do pługa go nawołując.</text:p>
      <text:p text:style-name="P17">- Wielkie zasługi nam przecie chłopi oddali, o postojach Tatarów znać nam dając, a i onych nawet szarpiąc. Że Tatar ludowi ciężkim rozbójnikiem, złość ludu wykorzystać przeciw wrogowi <text:span text:style-name="T12">się godzi.</text:span></text:p>
      <text:p text:style-name="P17">-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 Ale teraz pono Moskwa nasz aliant przeciw Turczynowi. Jak Waszmość to widzisz, ruszą nam z pomocą?</text:p>
      <text:p text:style-name="P17">-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1">R<text:span text:style-name="T3">ó</text:span><text:span text:style-name="T9">d Gerej</text:span><text:span text:style-name="T3">ó</text:span><text:span text:style-name="T9">w rz</text:span><text:span text:style-name="T3">ą</text:span><text:span text:style-name="T9">dzi</text:span><text:span text:style-name="T3">ł</text:span><text:span text:style-name="T9"> Chanatem Krymskim od jego oddzielenia si</text:span><text:span text:style-name="T3">ę</text:span><text:span text:style-name="T9"> od Z</text:span><text:span text:style-name="T3">ł</text:span><text:span text:style-name="T9">otej Ordy w po</text:span><text:span text:style-name="T3">ł</text:span><text:span text:style-name="T9">owie XV wieku. W rzeczywistej historii rz</text:span><text:span text:style-name="T3">ą</text:span><text:span text:style-name="T9">dy Gerej</text:span><text:span text:style-name="T3">ó</text:span><text:span text:style-name="T9">w zako</text:span><text:span text:style-name="T3">ń</text:span><text:span text:style-name="T9">czy</text:span><text:span text:style-name="T3">ł podbój </text:span><text:span text:style-name="T9">Krymu przez Rosj</text:span><text:span text:style-name="T3">ę</text:span><text:span text:style-name="T9"> pod koniec XVIII wieku. W historii alternatywnej, opisanej w niniejszym cyklu, b</text:span><text:span text:style-name="T3">ę</text:span><text:span text:style-name="T9">dzie, oczywi</text:span><text:span text:style-name="T3">ś</text:span><text:span text:style-name="T9">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7">- Cóż to mości strażniku, nowych ludzi na czele chorągwi mi puszczacie?</text:p>
      <text:p text:style-name="P17">- Wasza wielmożność, to pan Ostrowski zastąpił wczoraj pana Pruszkowskiego, gdy ten ubit...</text:p>
      <text:p text:style-name="P17">-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9">ym tylko ogr</text:span><text:span text:style-name="T3">ó</text:span><text:span text:style-name="T9">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7">Maria Kazimiera z domu d'Arquien, primo voto Zamoyska, pochodz</text:span><text:span text:style-name="T7">ą</text:span><text:span text:style-name="T10">ca ze starego arystokratycznego rodu Francji, dama dworu Ludwiki Marii, francuskiej </text:span><text:span text:style-name="T7">ż</text:span><text:span text:style-name="T10">ony kr</text:span><text:span text:style-name="T7">ó</text:span><text:span text:style-name="T10">l</text:span><text:span text:style-name="T7">ó</text:span><text:span text:style-name="T10">w W</text:span><text:span text:style-name="T7">ł</text:span><text:span text:style-name="T10">adys</text:span><text:span text:style-name="T7">ł</text:span><text:span text:style-name="T10">awa IV oraz Jana Kazimierza. Spowodowa</text:span><text:span text:style-name="T7">ł</text:span><text:span text:style-name="T10">a zbli</text:span><text:span text:style-name="T7">ż</text:span><text:span text:style-name="T10">enie Sobieskiego do stronnictwa francuskiego w Rzeczypospolitej. Natomiast </text:span><text:span text:style-name="T7">ś</text:span><text:span text:style-name="T10">lub nowego kr</text:span><text:span text:style-name="T7">ó</text:span><text:span text:style-name="T10">la, Micha</text:span><text:span text:style-name="T7">ł</text:span><text:span text:style-name="T10">a Wi</text:span><text:span text:style-name="T7">ś</text:span><text:span text:style-name="T10">niowieckiego, z ksi</text:span><text:span text:style-name="T7">ęż</text:span><text:span text:style-name="T10">niczk</text:span><text:span text:style-name="T7">ą</text:span><text:span text:style-name="T10"> austriack</text:span><text:span text:style-name="T7">ą</text:span><text:span text:style-name="T10">, spowodowa</text:span><text:span text:style-name="T7">ł</text:span><text:span text:style-name="T10"> obawy Francji o przej</text:span><text:span text:style-name="T7">ś</text:span><text:span text:style-name="T10">cie Rzeczypospolitej do obozu proaustryjackiego podczas tzw. wojny Francji z koalicj</text:span><text:span text:style-name="T7">ą</text:span><text:span text:style-name="T10"> hiszpa</text:span><text:span text:style-name="T7">ń</text:span><text:span text:style-name="T10">sko-austriacko-lotary</text:span><text:span text:style-name="T7">ń</text:span><text:span text:style-name="T10">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9">niowieckiego</text:span>, i nie wierzył własnym oczom. Pan hetman polny koronny, przebywający u boku króla we Lwowie, donosił o pomyśle ugody tegoż z Sapiehami, kt<text:span text:style-name="T3">ó</text:span><text:span text:style-name="T9">rzy od lat polityk</text:span><text:span text:style-name="T3">ę</text:span><text:span text:style-name="T9"> w</text:span><text:span text:style-name="T3">ł</text:span><text:span text:style-name="T9">asn</text:span><text:span text:style-name="T3">ą</text:span><text:span text:style-name="T9"> w Wielkim Ksi</text:span><text:span text:style-name="T3">ę</text:span><text:span text:style-name="T9">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9">ci o tym zwycięstwie świetnym Sobieskiego dotar</text:span><text:span text:style-name="T3">ł</text:span><text:span text:style-name="T9">y r</text:span><text:span text:style-name="T3">ó</text:span><text:span text:style-name="T9">wnie</text:span><text:span text:style-name="T3">ż</text:span> do sułtana tureckiego i przerazi<text:span text:style-name="T3">ł</text:span><text:span text:style-name="T9">y go. J</text:span>eszcze wi<text:span text:style-name="T3">ę</text:span><text:span text:style-name="T9">ksze na su</text:span><text:span text:style-name="T3">ł</text:span><text:span text:style-name="T9">tanie wra</text:span><text:span text:style-name="T3">ż</text:span><text:span text:style-name="T9">enie zrobi</text:span><text:span text:style-name="T3">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9">oski </text:span>o marszu pana hetmana Sobieskiego powodowa<text:span text:style-name="T3">ł</text:span><text:span text:style-name="T9">y panik</text:span><text:span text:style-name="T3">ę</text:span><text:span text:style-name="T9"> w</text:span><text:span text:style-name="T3">ś</text:span><text:span text:style-name="T9">r</text:span><text:span text:style-name="T3">ó</text:span><text:span text:style-name="T9">d naje</text:span><text:span text:style-name="T3">ź</text:span><text:span text:style-name="T9">d</text:span><text:span text:style-name="T3">ź</text:span><text:span text:style-name="T9">c</text:span><text:span text:style-name="T3">ó</text:span><text:span text:style-name="T9">w dotychczas bezkarnych</text:span>. Pan Sobieski jednak na Turk<text:span text:style-name="T3">ó</text:span><text:span text:style-name="T9">w nie nast</text:span><text:span text:style-name="T3">ę</text:span><text:span text:style-name="T9">powa</text:span><text:span text:style-name="T3">ł</text:span><text:span text:style-name="T9"> – jeszcze nie tej jesieni, ko</text:span><text:span text:style-name="T3">ń</text:span><text:span text:style-name="T9">cz</text:span><text:span text:style-name="T3">ą</text:span><text:span text:style-name="T9">cej </text:span><text:span text:style-name="T3">ó</text:span><text:span text:style-name="T9">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9">wietno</text:span><text:span text:style-name="T3">ś</text:span><text:span text:style-name="T9">ci</text:span><text:span text:style-name="T3">ą</text:span><text:span text:style-name="T9"> Rzeczypospolitej Wielu Narod</text:span><text:span text:style-name="T3">ó</text:span><text:span text:style-name="T9">w nie t</text:span><text:span text:style-name="T3">ę</text:span><text:span text:style-name="T9">skni</text:span><text:span text:style-name="T3">ł</text:span><text:span text:style-name="T9"> ani j</text:span><text:span text:style-name="T3">ą</text:span><text:span text:style-name="T9"> nawet pami</text:span><text:span text:style-name="T3">ę</text:span><text:span text:style-name="T9">ta</text:span><text:span text:style-name="T3">ł</text:span>.</text:p>
      <text:p text:style-name="P1"/>
      <text:list xml:id="list41776495" text:continue-numbering="true" text:style-name="Outline">
        <text:list-item>
          <text:h text:style-name="P32"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9">odzian do</text:span><text:span text:style-name="T3">ść</text:span><text:span text:style-name="T9"> pos</text:span><text:span text:style-name="T3">ę</text:span><text:span text:style-name="T9">pny, wysoki i chudy szlachcic o poci</text:span><text:span text:style-name="T3">ą</text:span><text:span text:style-name="T9">g</text:span><text:span text:style-name="T3">ł</text:span><text:span text:style-name="T9">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9">odszy i drobniejszy by</text:span><text:span text:style-name="T3">ł</text:span><text:span text:style-name="T9"> od pana Starczy</text:span><text:span text:style-name="T3">ń</text:span><text:span text:style-name="T9">skiego, zwykle wes</text:span><text:span text:style-name="T3">ół</text:span><text:span text:style-name="T9">, teraz jednak w z</text:span><text:span text:style-name="T3">ł</text:span><text:span text:style-name="T9">ym by</text:span><text:span text:style-name="T3">ł</text:span><text:span text:style-name="T9"> humorze, jak i wi</text:span><text:span text:style-name="T3">ę</text:span><text:span text:style-name="T9">kszo</text:span><text:span text:style-name="T3">ść</text:span><text:span text:style-name="T9"> towarzystwa. </text:span></text:p>
      <text:p text:style-name="P17">- Niedobrze, by<text:span text:style-name="T3">ś</text:span><text:span text:style-name="T9">my z naszymi jeszcze potyka</text:span><text:span text:style-name="T3">ć</text:span><text:span text:style-name="T9"> si</text:span><text:span text:style-name="T3">ę</text:span><text:span text:style-name="T9"> musieli. Do</text:span><text:span text:style-name="T3">ść</text:span><text:span text:style-name="T9"> ju</text:span><text:span text:style-name="T3">ż</text:span><text:span text:style-name="T9">e</text:span><text:span text:style-name="T3">ś</text:span><text:span text:style-name="T9">my si</text:span><text:span text:style-name="T3">ę</text:span><text:span text:style-name="T9"> nawojowali - narzeka</text:span><text:span text:style-name="T3">ł</text:span><text:span text:style-name="T9"> pan Starczy</text:span><text:span text:style-name="T3">ń</text:span><text:span text:style-name="T9">ski.</text:span></text:p>
      <text:p text:style-name="P17">- To jakowaś zdrada, miast na wroga ruszyć, to przeciw hetmanowi spiskują, pospolitacy nie wojacy - mówił pan Ostrowski.</text:p>
      <text:p text:style-name="P17">- Pono króla jegomości chcieli osłonić, jakoby przed Tatary, a potem rzekli że pan hetman z Turczynem w zmowie, i że absolutum dominium na sposób francuski chce wprowadzić - rozważał pan Wiśniewski.</text:p>
      <text:p text:style-name="P17">- Absolutum dominium być nie może, ale tu wojnę trza prowadzić, a nie politykować! - grzmiał pan Ostrowski.</text:p>
      <text:p text:style-name="P17">- Trudna ta wojna, bo już przecie nie pierwsza dla tej naszej ojczyzny. Od lat trzydziestu wojujemy bez wytchnienia, szlachta podatki na wojsko płaci, to że i sarkać <text:s/>poczęła, nie dziwota - wtrącił pan Starczyński.</text:p>
      <text:p text:style-name="P17">- Jakby szlachta podatki płaciła, tobyśmy wojsko mieli na granicach, a nie Turczyna w kraju - rzekł pan Żwański. </text:p>
      <text:p text:style-name="P17">- Nie daj Bóg, aby się z tego nowa wojna domowa zrobiła...</text:p>
      <text:p text:style-name="P17">- Ale pana hetmana bronić musim!”</text:p>
      <text:p text:style-name="P17">- Musi przyjaciele Habsburgów szlachtę podburzyli, bo przecież wiadomo że jaśnie pan hetman Francuzów stronnik.</text:p>
      <text:p text:style-name="P17">- Precz z Rakuszanami, co zamiast z Turczynem, z Francją na wojnę idą! - zakrzyknął pan Mircea, jeden z niewielu prawdziwych Wołochów w chorągwi.</text:p>
      <text:p text:style-name="P17">- Niech żyje pan hetman, co sam jeden naszej Rzeczypospolitej broni! - zawołał pan Ostrowski.</text:p>
      <text:p text:style-name="P17">-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7">- Zatem widzisz mości hetmanie, nie cała szlachta rozum potraciła, powiadam, nie ca<text:span text:style-name="T3">ł</text:span><text:span text:style-name="T9">a</text:span>. Ci z Rusi, Zamoyszczyzny, Mazowsza do konfederacji królewskiej przystąpić nie chcą. Chorągwie przez konfederatów najęte, tobie, hetmanie, raczej służyć chcą, chor<text:span text:style-name="T3">ą</text:span><text:span text:style-name="T9">gwie, powiadam, </text:span>jak mnie wieści dochodzą.</text:p>
      <text:p text:style-name="P17">- Karać trzeba niesubordynacyję taką trzeba! Miast na wroga ruszyć, to politykować tylko by chcieli!</text:p>
      <text:p text:style-name="P17">- Król jegomość pospolite ruszenie wezwał, na wroga ruszać nie kazał, to i do polityki się jęli, powiadam, pospolitacy. Na króla zaś, mości hetmanie, sierdzić się nie będziesz, powiadam, bo kr<text:span text:style-name="T3">ó</text:span><text:span text:style-name="T9">l rzecz </text:span><text:span text:style-name="T3">ś</text:span><text:span text:style-name="T9">wi</text:span><text:span text:style-name="T3">ę</text:span><text:span text:style-name="T9">ta</text:span>... Cho<text:span text:style-name="T3">ć</text:span><text:span text:style-name="T9"> obron</text:span><text:span text:style-name="T3">ę</text:span><text:span text:style-name="T9"> kraju kr</text:span><text:span text:style-name="T3">ó</text:span><text:span text:style-name="T9">l, powiadam, lepiej opatrzy</text:span><text:span text:style-name="T3">ć</text:span><text:span text:style-name="T9">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 Ciekawym, jakie wojska na wiosnę wystawi pan hetman. Lepszym nam trzeba zakończyć tę wojnę niż tymże rozejmem.</text:p>
      <text:p text:style-name="P17">- Rzeczpospolita hetmana wesprzeć winna. Dla całego narodu wstyd wielki, traktat taki - dodał pan Ostrowski.</text:p>
      <text:p text:style-name="P17">- Rzeczpospolita wesprze, jeśli król i hetman na Sejmie razem konstytucje ku obronie, ku wzmocnieniu wojska promować będą.</text:p>
      <text:p text:style-name="P17">- Teraz, gdy już się pan hetman z królem jegomością dorozumieli, to i konstytucję razem powezmą? - dopytywał się pan Ostrowski, mało dotychczas na polityce się wyznający.</text:p>
      <text:p text:style-name="P17">-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7">- A przecież król tych pieniędzy w cholewę nie wkłada, jeno że szlachta wolno podatki płaci.</text:p>
      <text:p text:style-name="P17">- Zawsze to już tak w Rzeczypospolitej było, że hetmani wpierw swoje łożyć musieli, aby wojsko na wojnę naszykować.</text:p>
      <text:p text:style-name="P17">- Ale nam teraz już dwie ćwierci skarb zalega. Już towarzysze sarkają.</text:p>
      <text:p text:style-name="P17">- Towarzysze niech nie sarkają, bo to hetmana głowa w tym, aby wojsku żołd wyszykować. Niech tam się pan hetman z królem znosi, nam nic do tego.</text:p>
      <text:p text:style-name="P17"/>
      <text:p text:style-name="P17"/>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9"> Wis</text:span><text:span text:style-name="T3">ł</text:span><text:span text:style-name="T9">y, wolno posuwali si</text:span><text:span text:style-name="T3">ę</text:span><text:span text:style-name="T9"> b</text:span><text:span text:style-name="T3">ł</text:span><text:span text:style-name="T9">otnistymi drogami w</text:span><text:span text:style-name="T3">ś</text:span><text:span text:style-name="T9">r</text:span><text:span text:style-name="T3">ó</text:span><text:span text:style-name="T9">d coraz wi</text:span><text:span text:style-name="T3">ę</text:span><text:span text:style-name="T9">kszej jesiennej pluchy, a</text:span><text:span text:style-name="T3">ż</text:span><text:span text:style-name="T9"> dojechali do Gr</text:span><text:span text:style-name="T3">ó</text:span><text:span text:style-name="T9">jca. Tam przeprawili si</text:span><text:span text:style-name="T3">ę</text:span><text:span text:style-name="T9"> przez Wis</text:span><text:span text:style-name="T3">łę</text:span><text:span text:style-name="T9">, a nast</text:span><text:span text:style-name="T3">ę</text:span><text:span text:style-name="T9">pnie przyjaciele rozstali si</text:span><text:span text:style-name="T3">ę aby udać się każdy w swoje rodzinne strony.</text:span></text:p>
      <text:p text:style-name="P15"/>
      <text:p text:style-name="P16">* <text:s/>* <text:s/>*</text:p>
      <text:p text:style-name="P15"/>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2"> magnat</text:span><text:span text:style-name="T4">ó</text:span><text:span text:style-name="T12">w, a jak nie, to go ma</text:span><text:span text:style-name="T4">łż</text:span><text:span text:style-name="T12">onka przekona</text:span>. R<text:span text:style-name="T3">ó</text:span>wnie<text:span text:style-name="T3">ż</text:span> szlachta nie <text:span text:style-name="T12">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3">Pan Stefan Ostrowski wraz z pocztowym swym, Wi<text:span text:style-name="T3">ś</text:span><text:span text:style-name="T9">niewskim, wjechali w po</text:span><text:span text:style-name="T3">ł</text:span><text:span text:style-name="T9">owie listopada triumfalnie do rodzinnego za</text:span><text:span text:style-name="T3">ś</text:span><text:span text:style-name="T9">cianka. Prowadzili kilka zdobytych na Tatarach konik</text:span><text:span text:style-name="T3">ó</text:span><text:span text:style-name="T9">w, a wszystkie mia</text:span><text:span text:style-name="T3">ł</text:span><text:span text:style-name="T9">y sakwy dobrem wy</text:span><text:span text:style-name="T3">ł</text:span><text:span text:style-name="T9">adowane. Naszym dzielnym wojakom nie tylko uda</text:span><text:span text:style-name="T3">ł</text:span><text:span text:style-name="T9">o si</text:span><text:span text:style-name="T3">ę</text:span><text:span text:style-name="T9"> z namiot</text:span><text:span text:style-name="T3">ó</text:span><text:span text:style-name="T9">w starszyzny tatarskiej co nieco zdoby</text:span><text:span text:style-name="T3">ć</text:span><text:span text:style-name="T9">, ale te</text:span><text:span text:style-name="T3">ż</text:span><text:span text:style-name="T9"> dobro z</text:span><text:span text:style-name="T3">ł</text:span><text:span text:style-name="T9">upione <text:s/>na nieszcz</text:span><text:span text:style-name="T3">ę</text:span><text:span text:style-name="T9">snej Sanotczy</text:span><text:span text:style-name="T3">ź</text:span><text:span text:style-name="T9">nie przez Tatar</text:span><text:span text:style-name="T3">ó</text:span><text:span text:style-name="T9">w nie zawsze wraca</text:span><text:span text:style-name="T3">ł</text:span><text:span text:style-name="T9">o do poprzednich w</text:span><text:span text:style-name="T3">ł</text:span><text:span text:style-name="T9">a</text:span><text:span text:style-name="T3">ś</text:span><text:span text:style-name="T9">cicieli, gdy</text:span><text:span text:style-name="T3">ż</text:span><text:span text:style-name="T9"> ci ju</text:span><text:span text:style-name="T3">ż</text:span><text:span text:style-name="T9"> na lepszym </text:span><text:span text:style-name="T3">ś</text:span><text:span text:style-name="T9">wiecie przebywający doczesnych zbytk</text:span><text:span text:style-name="T3">ó</text:span><text:span text:style-name="T9">w nie potrzebowali. Z wielk</text:span><text:span text:style-name="T3">ą</text:span><text:span text:style-name="T9"> nadziej</text:span><text:span text:style-name="T3">ą</text:span><text:span text:style-name="T9"> oczekiwa</text:span><text:span text:style-name="T3">ł</text:span><text:span text:style-name="T9"> pan Stefan przysz</text:span><text:span text:style-name="T3">ł</text:span><text:span text:style-name="T9">ej kampanii, </text:span><text:span text:style-name="T3">ż</text:span><text:span text:style-name="T9">e w cztery konie mo</text:span><text:span text:style-name="T3">ż</text:span><text:span text:style-name="T9">e nawet wyst</text:span><text:span text:style-name="T3">ą</text:span><text:span text:style-name="T9">pi, i wspomina</text:span><text:span text:style-name="T3">ł</text:span><text:span text:style-name="T9"> te</text:span><text:span text:style-name="T3">ż</text:span><text:span text:style-name="T9"> </text:span><text:span text:style-name="T3">ł</text:span><text:span text:style-name="T9">askawe s</text:span><text:span text:style-name="T3">ł</text:span><text:span text:style-name="T9">owa hetmana Sobieskiego spod Niemirowa. </text:span></text:p>
      <text:p text:style-name="P3"><text:span text:style-name="T9">Radosne by</text:span><text:span text:style-name="T3">ł</text:span><text:span text:style-name="T9">o powitanie w za</text:span><text:span text:style-name="T3">ś</text:span><text:span text:style-name="T9">cianku Ostrowskich pocztu pana Stefana. Drugi jego pocztowy, Pietrek, wr</text:span><text:span text:style-name="T3">ó</text:span><text:span text:style-name="T9">ci</text:span><text:span text:style-name="T3">ł</text:span><text:span text:style-name="T9"> tydzie</text:span><text:span text:style-name="T3">ń</text:span><text:span text:style-name="T9"> wcze</text:span><text:span text:style-name="T3">ś</text:span><text:span text:style-name="T9">niej, z gor</text:span><text:span text:style-name="T3">ą</text:span><text:span text:style-name="T9">czki uzdrowion cudown</text:span><text:span text:style-name="T3">ą</text:span><text:span text:style-name="T9"> moc</text:span><text:span text:style-name="T3">ą</text:span><text:span text:style-name="T9"> sanktuarium w Krasnobrodzie. Cud ten wspomo</text:span><text:span text:style-name="T3">ż</text:span><text:span text:style-name="T9">ony zosta</text:span><text:span text:style-name="T3">ł</text:span><text:span text:style-name="T9"> z</text:span><text:span text:style-name="T3">ł</text:span><text:span text:style-name="T9">otym dukatem, kt</text:span><text:span text:style-name="T3">ó</text:span><text:span text:style-name="T9">ry z </text:span><text:span text:style-name="T3">ł</text:span><text:span text:style-name="T9">up</text:span><text:span text:style-name="T3">ó</text:span><text:span text:style-name="T9">w zdobytych na Kozakach usieczonych pod Niemirowem da</text:span><text:span text:style-name="T3">ł</text:span><text:span text:style-name="T9"> Pietrkowi na drog</text:span><text:span text:style-name="T3">ę</text:span><text:span text:style-name="T9"> pan Stefan, a kt</text:span><text:span text:style-name="T3">ó</text:span><text:span text:style-name="T9">ry to dukat zapewni</text:span><text:span text:style-name="T3">ł</text:span><text:span text:style-name="T9"> w Krasnobrodzie choremu kilka dni w dobrze opalanej izbie i w ciep</text:span><text:span text:style-name="T3">ł</text:span><text:span text:style-name="T9">ym </text:span><text:span text:style-name="T3">ł</text:span><text:span text:style-name="T9">o</text:span><text:span text:style-name="T3">ż</text:span><text:span text:style-name="T9">u. </text:span></text:p>
      <text:p text:style-name="P3"><text:span text:style-name="T9">Ciekawi wszyscy byli wie</text:span><text:span text:style-name="T3">ś</text:span><text:span text:style-name="T9">ci z wojny, bo i tutaj s</text:span><text:span text:style-name="T3">ł</text:span><text:span text:style-name="T9">yszano o ostatnich przewagach wojsk polskich, ma</text:span><text:span text:style-name="T3">ł</text:span><text:span text:style-name="T9">o weteran</text:span><text:span text:style-name="T3">ó</text:span><text:span text:style-name="T9">w jeszcze w te okolice z wojny wr</text:span><text:span text:style-name="T3">ó</text:span><text:span text:style-name="T9">ci</text:span><text:span text:style-name="T3">ł</text:span><text:span text:style-name="T9">o. Pan Stefan za</text:span><text:span text:style-name="T3">ś</text:span><text:span text:style-name="T9"> przyjechawszy nic nie m</text:span><text:span text:style-name="T3">ó</text:span><text:span text:style-name="T9">wi</text:span><text:span text:style-name="T3">ł</text:span><text:span text:style-name="T9">, tylko ogarn</text:span><text:span text:style-name="T3">ął</text:span><text:span text:style-name="T9"> si</text:span><text:span text:style-name="T3">ę, a gdy do wieczerzy siadano, na ławy zielono malowane, co za stołem stały, rzucił kilimki zdobne. Teraz zaczęły się opowieści wojenne, w których pan Stefan podkreślał kunszt wojenny Sobieskiego .</text:span></text:p>
      <text:p text:style-name="P15">-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5">- Jegomość hetman jak by wojska więcej miał, to by Kamieniec obronił - oponował pan Stefan - a tak mu starczyło ledwie na obronę przed Tatary.</text:p>
      <text:p text:style-name="P15">- Jak by pan hetman lepiej z królem się znosił, to obronę i przed Turkiem by ustanowili. Wici król był ogłosił i szlachtę zbierał - mówił dalej pan Jakub, nie wspominając, że z zaścianka nikt się na wezwanie króla nie ruszył.</text:p>
      <text:p text:style-name="P15"><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5">- Twój syn jak statysta przemawia - wtrącił jeden z krewnych - dobrze synów w świat wysyłać.</text:p>
      <text:p text:style-name="P15">- Chcesz abyśmy z panem Sobieskim trzymali, a przecie to jeden z możnych magnatów, co własną politykę uprawiają! - pan Jakub nie by<text:span text:style-name="T3">ł</text:span> zadowolony z obrotu, jaki dyskusja przyj<text:span text:style-name="T3">ęł</text:span>a.</text:p>
      <text:p text:style-name="P15">- Chcę abyśmy z Sobieskim trzymali, bo on jeden ojczyznę broni, gdy nawet król z inszymi możnymi rodami trzyma i politykę ich prowadzi.</text:p>
      <text:p text:style-name="P15">-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9">ugie jesienne i zimowe wieczory. Cz</text:span><text:span text:style-name="T3">ę</text:span><text:span text:style-name="T9">sto podkre</text:span><text:span text:style-name="T3">ś</text:span><text:span text:style-name="T9">la</text:span><text:span text:style-name="T3">ł</text:span><text:span text:style-name="T9"> pan Stefan swe nowo zdobyte przekonanie, </text:span><text:span text:style-name="T3">ż</text:span><text:span text:style-name="T9">e szlachta ma obowi</text:span><text:span text:style-name="T3">ą</text:span><text:span text:style-name="T9">zki wobec Ojczyzny. Wiele ostrych z tego wynik</text:span><text:span text:style-name="T3">ł</text:span><text:span text:style-name="T9">o polemik, bo starsi takich uwag m</text:span><text:span text:style-name="T3">ł</text:span><text:span text:style-name="T9">odzie</text:span><text:span text:style-name="T3">ń</text:span><text:span text:style-name="T9">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5">- To nawet dobrze, przecie pan Sobieski wierny jest temu, co głosi, dla ojczyzny się poświęca - odpar<text:span text:style-name="T3">ł </text:span>pan Stefan.</text:p>
      <text:p text:style-name="P15">- Jak pan Sobieski ojczyznę traktuje, mieliśmy widok za Szweda - zarzucił pan Jakub.</text:p>
      <text:p text:style-name="P15">- Za Szweda to i kilku tutaj obecnych niezbyt chwalebnie sobie poczynało - wtrącił stary stryj Maciej, który jako jeden z nielicznych mieszkańców zaścianka dobrze owe ciężkie termina, Potopem już nazwane, pamiętał.</text:p>
      <text:p text:style-name="P15">- Co masz, stryju, na myśli? - spytał pan Stefan, jednak wszyscy obecni nabrali wody w usta i temat już tej zimy nie powrócił.</text:p>
      <text:p text:style-name="P15"/>
      <text:p text:style-name="P7">* * *</text:p>
      <text:p text:style-name="P7"/>
      <text:p text:style-name="P3">Z pocz<text:span text:style-name="T3">ą</text:span><text:span text:style-name="T9">tkiem lutego, na </text:span><text:span text:style-name="T3">ś</text:span><text:span text:style-name="T9">wi</text:span><text:span text:style-name="T3">ę</text:span><text:span text:style-name="T9">to Matki Boskiej, zjecha</text:span><text:span text:style-name="T3">ł</text:span><text:span text:style-name="T9"> do Ostrowskich z niespodziewan</text:span><text:span text:style-name="T3">ą</text:span><text:span text:style-name="T9"> wizyt</text:span><text:span text:style-name="T3">ą</text:span><text:span text:style-name="T9"> pan Starczy</text:span><text:span text:style-name="T3">ń</text:span><text:span text:style-name="T9">ski. W saniach sporo g</text:span><text:span text:style-name="T3">ą</text:span><text:span text:style-name="T9">siork</text:span><text:span text:style-name="T3">ó</text:span><text:span text:style-name="T9">w z przednim miodem przywi</text:span><text:span text:style-name="T3">ó</text:span><text:span text:style-name="T9">z</text:span><text:span text:style-name="T3">ł</text:span><text:span text:style-name="T9">, przeto za</text:span><text:span text:style-name="T3">ś</text:span><text:span text:style-name="T9">cianek nie na sucho wys</text:span><text:span text:style-name="T3">ł</text:span><text:span text:style-name="T9">uchiwa</text:span><text:span text:style-name="T3">ł</text:span><text:span text:style-name="T9"> relacji towarzysza pancernego o walkach z Tatarami. Pan Starczy</text:span><text:span text:style-name="T3">ń</text:span><text:span text:style-name="T9">ski jednak nie przewagi </text:span><text:span text:style-name="T9">swe </text:span><text:span text:style-name="T3">ś</text:span><text:span text:style-name="T9">wie</text:span><text:span text:style-name="T3">ż</text:span><text:span text:style-name="T9">e przyjecha</text:span><text:span text:style-name="T3">ł</text:span><text:span text:style-name="T9"> wspomina</text:span><text:span text:style-name="T3">ć</text:span><text:span text:style-name="T9">, jeno wyci</text:span><text:span text:style-name="T3">ą</text:span><text:span text:style-name="T9">gn</text:span><text:span text:style-name="T3">ąć</text:span><text:span text:style-name="T9"> chcia</text:span><text:span text:style-name="T3">ł</text:span><text:span text:style-name="T9"> Stefana Ostrowskiego do Warszawy, aby razem Sejmowi si</text:span><text:span text:style-name="T3">ę</text:span><text:span text:style-name="T9"> przyjrze</text:span><text:span text:style-name="T3">ć</text:span><text:span text:style-name="T9">. </text:span></text:p>
      <text:p text:style-name="P3"><text:span text:style-name="T9">W drugim tygodniu lutego pojechali zatem razem do Warszawy. Zatrzymawszy si</text:span><text:span text:style-name="T3">ę</text:span><text:span text:style-name="T9"> w jakiej</text:span><text:span text:style-name="T3">ś</text:span><text:span text:style-name="T9"> karczmie na Powi</text:span><text:span text:style-name="T3">ś</text:span><text:span text:style-name="T9">lu, jeszcze popo</text:span><text:span text:style-name="T3">ł</text:span><text:span text:style-name="T9">udniem tego dnia udali si</text:span><text:span text:style-name="T3">ę</text:span><text:span text:style-name="T9"> do Zamku Kr</text:span><text:span text:style-name="T3">ó</text:span><text:span text:style-name="T9">lewskiego i weszli na galeri</text:span><text:span text:style-name="T3">ę</text:span><text:span text:style-name="T9"> publiczno</text:span><text:span text:style-name="T3">ś</text:span><text:span text:style-name="T9">ci w izbie poselskiej. W</text:span><text:span text:style-name="T3">ł</text:span><text:span text:style-name="T9">a</text:span><text:span text:style-name="T3">ś</text:span><text:span text:style-name="T9">nie ko</text:span><text:span text:style-name="T3">ń</text:span><text:span text:style-name="T9">czy</text:span><text:span text:style-name="T3">ł</text:span><text:span text:style-name="T9">a swoj</text:span><text:span text:style-name="T3">ą</text:span><text:span text:style-name="T9"> przemow</text:span><text:span text:style-name="T3">ę</text:span><text:span text:style-name="T9"> pani Kuniecka, kt</text:span><text:span text:style-name="T3">ó</text:span><text:span text:style-name="T9">ra, cho</text:span><text:span text:style-name="T3">ć</text:span><text:span text:style-name="T9"> pos</text:span><text:span text:style-name="T3">ł</text:span><text:span text:style-name="T9">em nie b</text:span><text:span text:style-name="T3">ę</text:span><text:span text:style-name="T9">d</text:span><text:span text:style-name="T3">ą</text:span><text:span text:style-name="T9">c, wa</text:span><text:span text:style-name="T3">ż</text:span><text:span text:style-name="T9">n</text:span><text:span text:style-name="T3">ą</text:span><text:span text:style-name="T9"> i aktualn</text:span><text:span text:style-name="T3">ą</text:span><text:span text:style-name="T9"> spraw</text:span><text:span text:style-name="T3">ę</text:span><text:span text:style-name="T9"> przed izb</text:span><text:span text:style-name="T3">ę</text:span><text:span text:style-name="T9"> wnosi</text:span><text:span text:style-name="T3">ł</text:span><text:span text:style-name="T9">a.</text:span></text:p>
      <text:p text:style-name="Dialog"><text:span text:style-name="T9">- ...jako </text:span><text:span text:style-name="T3">ż</text:span><text:span text:style-name="T9">e ju</text:span><text:span text:style-name="T3">ż</text:span><text:span text:style-name="T9"> od pi</text:span><text:span text:style-name="T3">ę</text:span><text:span text:style-name="T9">ciu s</text:span><text:span text:style-name="T3">ą</text:span><text:span text:style-name="T9">d</text:span><text:span text:style-name="T3">ó</text:span><text:span text:style-name="T9">w mam wyroki, a przez lata czekam na napraw</text:span><text:span text:style-name="T3">ę</text:span><text:span text:style-name="T9"> tego bezprawia nies</text:span><text:span text:style-name="T3">ł</text:span><text:span text:style-name="T9">ychanego od Waszej Dostojno</text:span><text:span text:style-name="T3">ś</text:span><text:span text:style-name="T9">ci. Teraz wnosz</text:span><text:span text:style-name="T3">ę</text:span><text:span text:style-name="T9">, by Sejm mo</text:span><text:span text:style-name="T3">ś</text:span><text:span text:style-name="T9">ci Wojewod</text:span><text:span text:style-name="T3">ę</text:span><text:span text:style-name="T9"> do zwrotu tych ch</text:span><text:span text:style-name="T3">ł</text:span><text:span text:style-name="T9">op</text:span><text:span text:style-name="T3">ó</text:span><text:span text:style-name="T9">w mych do niego zbieg</text:span><text:span text:style-name="T3">ł</text:span><text:span text:style-name="T9">ych zmusi</text:span><text:span text:style-name="T3">ł</text:span><text:span text:style-name="T9">, prawa w tej Rzeczypospolitej i dla Wojewody i dla zwyk</text:span><text:span text:style-name="T3">ł</text:span><text:span text:style-name="T9">ych obywateli jednakie, a w mej osobie prawa Rzeczypospolitej s</text:span><text:span text:style-name="T3">ą</text:span><text:span text:style-name="T9"> tak d</text:span><text:span text:style-name="T3">ł</text:span><text:span text:style-name="T9">ugo deptane...</text:span></text:p>
      <text:p text:style-name="P17"><text:span text:style-name="T9">Tu przerwa</text:span><text:span text:style-name="T3">ł</text:span><text:span text:style-name="T9"> jejmo</text:span><text:span text:style-name="T3">ś</text:span><text:span text:style-name="T9">ci ksi</text:span><text:span text:style-name="T3">ążę</text:span><text:span text:style-name="T9"> podkancle</text:span><text:span text:style-name="T3">rzy Radziwi</text:span><text:span text:style-name="T3">łł</text:span><text:span text:style-name="T3"><text:note text:id="ftn3" text:note-class="endnote"><text:note-citation>3</text:note-citation><text:note-body><text:p text:style-name="P22"><text:span text:style-name="T17">Micha</text:span><text:span text:style-name="T7">ł</text:span><text:span text:style-name="T9"> Kazimierz Radziwi</text:span><text:span text:style-name="T3">łł</text:span><text:span text:style-name="T9">, podkanlerzy litewski, krajczy wielki litewski i hetman polny litewski, znany z "Potopu" jako ten z Radziwi</text:span><text:span text:style-name="T3">łłó</text:span><text:span text:style-name="T9">w, kt</text:span><text:span text:style-name="T3">ó</text:span><text:span text:style-name="T9">ry pozosta</text:span><text:span text:style-name="T3">ł</text:span><text:span text:style-name="T9"> wierny Janowi Kazimierzowi. Scena z pani</text:span><text:span text:style-name="T3">ą</text:span><text:span text:style-name="T9"> Kunieck</text:span><text:span text:style-name="T3">ą</text:span><text:span text:style-name="T9"> tutaj opisana jest autentyczna.</text:span></text:p></text:note-body></text:note></text:span><text:span text:style-name="T3">:</text:span></text:p>
      <text:p text:style-name="P17"><text:soft-page-break/><text:span text:style-name="T3">- </text:span><text:span text:style-name="T9">Wa</text:span><text:span text:style-name="T3">ć</text:span><text:span text:style-name="T9">pani racz od</text:span><text:span text:style-name="T3">ł</text:span><text:span text:style-name="T9">o</text:span><text:span text:style-name="T3">ż</text:span><text:span text:style-name="T9">y</text:span><text:span text:style-name="T3">ć</text:span><text:span text:style-name="T9"> te sprawy na sejm p</text:span><text:span text:style-name="T3">óź</text:span><text:span text:style-name="T9">niejszy, teraz radzimy w obronie Rzeczypospolitej, nie przeszkadzaj nam Wasza Mo</text:span><text:span text:style-name="T3">ść</text:span><text:span text:style-name="T9">, bo wostatku ka</text:span><text:span text:style-name="T3">żę</text:span><text:span text:style-name="T9"> wyprowadzi</text:span><text:span text:style-name="T3">ć.</text:span></text:p>
      <text:p text:style-name="P17"><text:span text:style-name="T3">- </text:span><text:span text:style-name="T9">Co mi po tej obronie? Samowola Pana Wojewody za ord</text:span><text:span text:style-name="T3">ę</text:span><text:span text:style-name="T9">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9">kownika</text:span> de Beaulieu, i rzek<text:span text:style-name="T3">ł</text:span>:</text:p>
      <text:p text:style-name="P18">-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8">-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3">Sejm obradowa<text:span text:style-name="T3">ł</text:span><text:span text:style-name="T9"> dalej, chc</text:span><text:span text:style-name="T3">ą</text:span><text:span text:style-name="T9">c nie chc</text:span><text:span text:style-name="T3">ą</text:span><text:span text:style-name="T9">c,</text:span><text:span text:style-name="T9"> nad </text:span><text:span text:style-name="T9">spraw</text:span><text:span text:style-name="T3">ą</text:span><text:span text:style-name="T9"> zbieg</text:span><text:span text:style-name="T3">ł</text:span><text:span text:style-name="T9">ych ch</text:span><text:span text:style-name="T3">ł</text:span><text:span text:style-name="T9">op</text:span><text:span text:style-name="T3">ó</text:span><text:span text:style-name="T9">w pani Kunieckiej</text:span><text:span text:style-name="T9"><text:note text:id="ftn4" text:note-class="endnote"><text:note-citation>4</text:note-citation><text:note-body><text:p text:style-name="P21">Ta historia jest autentyczna</text:p></text:note-body></text:note></text:span><text:span text:style-name="T9">. Wreszcie winnego wojewod</text:span><text:span text:style-name="T3">ę</text:span><text:span text:style-name="T9"> ujawniono i ukarano: zap</text:span><text:span text:style-name="T3">ł</text:span><text:span text:style-name="T9">aci</text:span><text:span text:style-name="T3">ł</text:span><text:span text:style-name="T9"> 2000 z</text:span><text:span text:style-name="T3">ł</text:span><text:span text:style-name="T9">otych od razu i zosta</text:span><text:span text:style-name="T3">ł</text:span><text:span text:style-name="T9"> zobowiązany do wydania jednego zbieg</text:span><text:span text:style-name="T3">ł</text:span><text:span text:style-name="T9">ego ch</text:span><text:span text:style-name="T3">ł</text:span><text:span text:style-name="T9">opa. Ten akt wyczerpa</text:span><text:span text:style-name="T3">ł</text:span><text:span text:style-name="T9"> si</text:span><text:span text:style-name="T3">ł</text:span><text:span text:style-name="T9">y pos</text:span><text:span text:style-name="T3">łó</text:span><text:span text:style-name="T9">w i na dzie</text:span><text:span text:style-name="T3">ń</text:span><text:span text:style-name="T9"> dzisiejszy obrady zako</text:span><text:span text:style-name="T3">ń</text:span><text:span text:style-name="T9">czono. </text:span></text:p>
      <text:p text:style-name="P3">Panowie Starczy<text:span text:style-name="T3">ń</text:span><text:span text:style-name="T9">ski i Ostrowski wychodz</text:span><text:span text:style-name="T3">ą</text:span><text:span text:style-name="T9">c z Zamku kr</text:span><text:span text:style-name="T3">ó</text:span><text:span text:style-name="T9">lewskiego spotkali stra</text:span><text:span text:style-name="T3">ż</text:span><text:span text:style-name="T9">nika koronnego, Bidzi</text:span><text:span text:style-name="T3">ń</text:span><text:span text:style-name="T9">skiego. Ten </text:span><text:span text:style-name="T3">odpowiedzia</text:span><text:span text:style-name="T3">ł</text:span><text:span text:style-name="T3"> na pozdrowienie </text:span><text:span text:style-name="T3">towarzyszy</text:span><text:span text:style-name="T3"> </text:span><text:span text:style-name="T9">i wezwa</text:span><text:span text:style-name="T3">ł</text:span><text:span text:style-name="T9"> ich do siebie.</text:span></text:p>
      <text:p text:style-name="P17"><text:span text:style-name="T9">- Moich </text:span><text:span text:style-name="T3">ż</text:span><text:span text:style-name="T9">o</text:span><text:span text:style-name="T3">ł</text:span><text:span text:style-name="T9">nierz</text:span><text:span text:style-name="T3">ó</text:span><text:span text:style-name="T9">w do polityki ci</text:span><text:span text:style-name="T3">ą</text:span><text:span text:style-name="T9">gnie?</text:span></text:p>
      <text:p text:style-name="P17"><text:span text:style-name="T9">- </text:span><text:span text:style-name="T3">Debaty o przyszłej kampanii posłuchać chcieliśmy. Jednak wiele dziś posłowie nie zdecydowali. W ten sposób to do lata kampanii nie wyszykować - narzekał pan Ostrowski.</text:span></text:p>
      <text:p text:style-name="P1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5">- Tak zamiaruję, nawet lepiej się wyposażyć niż roku przeszłego, bom dobra trochę od Tatarów nabrał. Na cztery konie mi starczy - chwalił się pan Stefan.</text:p>
      <text:p text:style-name="P17">- Widz<text:span text:style-name="T3">ę</text:span><text:span text:style-name="T9"> </text:span><text:span text:style-name="T3">ż</text:span><text:span text:style-name="T9">e u wa</text:span><text:span text:style-name="T3">ś</text:span><text:span text:style-name="T9">ci g</text:span><text:span text:style-name="T3">ł</text:span><text:span text:style-name="T9">owa na karku. A waszmo</text:span><text:span text:style-name="T3">ść</text:span><text:span text:style-name="T9"> r</text:span><text:span text:style-name="T3">ó</text:span><text:span text:style-name="T9">wnie</text:span><text:span text:style-name="T3">ż</text:span><text:span text:style-name="T9"> cztery konie wystawisz? - spyta</text:span><text:span text:style-name="T3">ł</text:span><text:span text:style-name="T9"> si</text:span><text:span text:style-name="T3">ę</text:span><text:span text:style-name="T9"> pan stra</text:span><text:span text:style-name="T3">ż</text:span><text:span text:style-name="T9">nik Starczy</text:span><text:span text:style-name="T3">ń</text:span><text:span text:style-name="T9">skiego, kt</text:span><text:span text:style-name="T3">ó</text:span><text:span text:style-name="T9">ry przytakn</text:span><text:span text:style-name="T3">ął</text:span><text:span text:style-name="T9">.</text:span></text:p>
      <text:p text:style-name="P17"><text:span text:style-name="T9">- Z</text:span>atem b<text:span text:style-name="T3">ę</text:span><text:span text:style-name="T9">dziecie namiestnikami w waszych chor</text:span><text:span text:style-name="T3">ą</text:span><text:span text:style-name="T9">gwiach, bo dobrze si</text:span><text:span text:style-name="T3">ę</text:span><text:span text:style-name="T9"> dotychczas sprawili</text:span><text:span text:style-name="T3">ś</text:span><text:span text:style-name="T9">cie, pom</text:span><text:span text:style-name="T3">ó</text:span><text:span text:style-name="T9">wi</text:span><text:span text:style-name="T3">ę</text:span><text:span text:style-name="T9"> o tym z panem Mi</text:span><text:span text:style-name="T3">ą</text:span><text:span text:style-name="T9">czy</text:span><text:span text:style-name="T3">ń</text:span><text:span text:style-name="T9">skim</text:span><text:span text:style-name="T3">.</text:span></text:p>
      <text:p text:style-name="P1"/>
      <text:p text:style-name="P3">Sejm obradowa<text:span text:style-name="T3">ł</text:span><text:span text:style-name="T9"> a</text:span><text:span text:style-name="T3">ż</text:span><text:span text:style-name="T9"> do marca, uchwalaj</text:span><text:span text:style-name="T3">ą</text:span><text:span text:style-name="T9">c jednak wbrew wszelkim obawom i wbrew zakulisowym dzia</text:span><text:span text:style-name="T3">ł</text:span><text:span text:style-name="T9">aniom niekt</text:span><text:span text:style-name="T3">ó</text:span><text:span text:style-name="T9">rych magnat</text:span><text:span text:style-name="T3">ó</text:span><text:span text:style-name="T9">w podatki na now</text:span><text:span text:style-name="T3">ą</text:span><text:span text:style-name="T9">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3">wyjechał </text:span>z pu<text:span text:style-name="T3">ł</text:span><text:span text:style-name="T9">kownikiem de Beaulieu do swej rezydencji w Jaworowie. Jechali kilka dni saniami. Drewniany pa</text:span><text:span text:style-name="T3">ł</text:span><text:span text:style-name="T9">ac Sobieskich </text:span><text:span text:style-name="T3">ś</text:span><text:span text:style-name="T9">wie</text:span><text:span text:style-name="T3">ż</text:span><text:span text:style-name="T9">o odbudowany po zniszczeniach, jakich dozna</text:span><text:span text:style-name="T3">ł</text:span><text:span text:style-name="T9"> od konfederat</text:span><text:span text:style-name="T3">ó</text:span><text:span text:style-name="T9">w go</text:span><text:span text:style-name="T3">łą</text:span><text:span text:style-name="T9">bskich wy</text:span><text:span text:style-name="T3">ł</text:span><text:span text:style-name="T9">oni</text:span><text:span text:style-name="T3">ł</text:span><text:span text:style-name="T9"> si</text:span><text:span text:style-name="T3">ę</text:span><text:span text:style-name="T9"> biel</text:span><text:span text:style-name="T3">ą</text:span><text:span text:style-name="T9"> swoich </text:span><text:span text:style-name="T3">ś</text:span><text:span text:style-name="T9">cian zza zakr</text:span><text:span text:style-name="T3">ę</text:span><text:span text:style-name="T9">tu alei.</text:span></text:p>
      <text:p text:style-name="P10"/>
      <text:p text:style-name="P17"><text:span text:style-name="T9">- Ach, nigdy jeszcze nie widzia</text:span><text:span text:style-name="T3">ł</text:span><text:span text:style-name="T9">em tak pi</text:span><text:span text:style-name="T3">ę</text:span><text:span text:style-name="T9">knie uszykowanego i tak du</text:span><text:span text:style-name="T3">ż</text:span><text:span text:style-name="T9">ego stosu paliwa - powiedzia</text:span><text:span text:style-name="T3">ł</text:span><text:span text:style-name="T9"> pan de Beaulieu na widok pa</text:span><text:span text:style-name="T3">ł</text:span><text:span text:style-name="T9">acu.</text:span></text:p>
      <text:p text:style-name="P17"><text:span text:style-name="T9">Sobieski wzruszy</text:span><text:span text:style-name="T3">ł</text:span><text:span text:style-name="T9"> ramionami - B</text:span><text:span text:style-name="T3">ę</text:span><text:span text:style-name="T9">d</text:span><text:span text:style-name="T3">ą</text:span><text:span text:style-name="T9"> mieli nast</text:span><text:span text:style-name="T3">ę</text:span><text:span text:style-name="T9">pni konfederaci uciech</text:span><text:span text:style-name="T3">ę, gdy przeciw mnie się podniosą.</text:span></text:p>
      <text:p text:style-name="P15"><text:soft-page-break/>- Czy planuje wasza dostojność kontrowersyjne posunięcia?</text:p>
      <text:p text:style-name="P17">- Posuni<text:span text:style-name="T3">ę</text:span><text:span text:style-name="T9">cia s</text:span><text:span text:style-name="T3">ą</text:span><text:span text:style-name="T9"> konieczne dla dobra tego kraju, widzi to ka</text:span><text:span text:style-name="T3">ż</text:span><text:span text:style-name="T9">dy...</text:span></text:p>
      <text:p text:style-name="P3"><text:span text:style-name="T9">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 Zanim czegokolwiek się tu dokona, obecne niebezpieczeństwo osmańskie zażegnać trzeba. Jednakowoż nie wiem, czy na wsparcie Francji liczyć w tym mogę.</text:p>
      <text:p text:style-name="P15">- Jego wysokość kr<text:span text:style-name="T3">ó</text:span>l Ludwik pragnie by Turcja sprzymierzeńców cesarza gromiła.</text:p>
      <text:p text:style-name="P15">- Rzeczpospolita nie musi być sprzymierzeńcem cesarza...</text:p>
      <text:p text:style-name="P15">- Przy obecnym królu i jego małżonce najwyraźniej musi.</text:p>
      <text:p text:style-name="P15">- Przy obecnym królu...</text:p>
      <text:p text:style-name="P15">- Wasza dostojność ma na myśli...</text:p>
      <text:p text:style-name="P1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 Francja pomoże, jeśli na tronie zasiądzie nieprzyjaciel Habsburgów.</text:p>
      <text:p text:style-name="P15">-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5">-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1">Tajny traktat w Jaworowie, <text:span text:style-name="T11">(tutaj wpisa</text:span><text:span text:style-name="T8">ć</text:span><text:span text:style-name="T11"> to co Azdaj napisa</text:span><text:span text:style-name="T8">ł</text:span><text:span text:style-name="T11">)</text:span></text:p></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41772307" text:continue-numbering="true" text:style-name="Outline">
        <text:list-item>
          <text:h text:style-name="P32" text:outline-level="1"/>
        </text:list-item>
      </text:list>
      <text:p text:style-name="P3">Pan Stefan Ostrowski maszerowa<text:span text:style-name="T3">ł</text:span><text:span text:style-name="T9"> wraz z lekk</text:span><text:span text:style-name="T3">ą</text:span><text:span text:style-name="T9"> chor</text:span><text:span text:style-name="T3">ą</text:span><text:span text:style-name="T9">gwi</text:span><text:span text:style-name="T3">ą</text:span><text:span text:style-name="T9"> na czele wojska. Ponownie stanowili stra</text:span><text:span text:style-name="T3">ż</text:span><text:span text:style-name="T9"> przedni</text:span><text:span text:style-name="T3">ą</text:span><text:span text:style-name="T9"> armii koronnej posuwaj</text:span><text:span text:style-name="T3">ą</text:span><text:span text:style-name="T9">cej si</text:span><text:span text:style-name="T3">ę</text:span><text:span text:style-name="T9"> w głąb opustosza</text:span><text:span text:style-name="T3">ł</text:span><text:span text:style-name="T9">ej Rusi, w kierunku nieprzyjaciela, kt</text:span><text:span text:style-name="T3">ó</text:span><text:span text:style-name="T9">ry umocni</text:span><text:span text:style-name="T3">ł</text:span><text:span text:style-name="T9"> si</text:span><text:span text:style-name="T3">ę</text:span><text:span text:style-name="T9"> w okolicy Kamie</text:span><text:span text:style-name="T3">ń</text:span><text:span text:style-name="T9">ca Podolskiego. Wojsko polskie nie by</text:span><text:span text:style-name="T3">ł</text:span><text:span text:style-name="T9">o tym razem zebranym napr</text:span><text:span text:style-name="T3">ę</text:span><text:span text:style-name="T9">dce hufcem, aby odegna</text:span><text:span text:style-name="T3">ć</text:span><text:span text:style-name="T9"> zagony tatarskie pustosz</text:span><text:span text:style-name="T3">ą</text:span><text:span text:style-name="T9">ce kraj. Tym razem by</text:span><text:span text:style-name="T3">ł</text:span><text:span text:style-name="T9">a to powa</text:span><text:span text:style-name="T3">ż</text:span><text:span text:style-name="T9">na odpowied</text:span><text:span text:style-name="T3">ź</text:span><text:span text:style-name="T9"> Rzeczypospolitej, ca</text:span><text:span text:style-name="T3">ł</text:span><text:span text:style-name="T9">a armia jak</text:span><text:span text:style-name="T3">ą</text:span><text:span text:style-name="T9"> mo</text:span><text:span text:style-name="T3">ż</text:span><text:span text:style-name="T9">na by</text:span><text:span text:style-name="T3">ł</text:span><text:span text:style-name="T9">o wystawi</text:span><text:span text:style-name="T3">ć</text:span><text:span text:style-name="T9">, tym razem mieli zaatakowa</text:span><text:span text:style-name="T3">ć</text:span><text:span text:style-name="T9"> g</text:span><text:span text:style-name="T3">łó</text:span><text:span text:style-name="T9">wne si</text:span><text:span text:style-name="T3">ł</text:span><text:span text:style-name="T9">y tureckie. Za plecami pana Ostrowskiego maszerowa</text:span><text:span text:style-name="T3">ł</text:span><text:span text:style-name="T9">a zatem chor</text:span><text:span text:style-name="T3">ą</text:span><text:span text:style-name="T9">giew pancerna pod dow</text:span><text:span text:style-name="T3">ó</text:span><text:span text:style-name="T9">dztwem pana Starczy</text:span><text:span text:style-name="T3">ń</text:span><text:span text:style-name="T9">skiego, inne chor</text:span><text:span text:style-name="T3">ą</text:span><text:span text:style-name="T9">gwie lekkie i pancerne, dalej husarze ze swoimi skrzyd</text:span><text:span text:style-name="T3">ł</text:span><text:span text:style-name="T9">ami - p</text:span><text:span text:style-name="T3">ó</text:span><text:span text:style-name="T9">ki co wiezionymi na wozach wraz z kopiami. Dalej jeszcze maszerowali liczni dragoni, potem ci</text:span><text:span text:style-name="T3">ęż</text:span><text:span text:style-name="T9">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 - odparł Pac.</text:p>
      <text:p text:style-name="P15"><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7">- Wołosi są z nami! - Wyczy<text:span text:style-name="T3">ń</text:span><text:span text:style-name="T9">ski przybieg</text:span><text:span text:style-name="T3">ł</text:span><text:span text:style-name="T9"> z nowin</text:span><text:span text:style-name="T3">ą</text:span><text:span text:style-name="T9">.</text:span></text:p>
      <text:p text:style-name="P17"><text:span text:style-name="T9">- To ju</text:span><text:span text:style-name="T3">ż</text:span><text:span text:style-name="T9"> wiemy, chor</text:span><text:span text:style-name="T3">ą</text:span><text:span text:style-name="T9">gwie wo</text:span><text:span text:style-name="T3">ł</text:span><text:span text:style-name="T9">oskie maszeruj</text:span><text:span text:style-name="T3">ą</text:span><text:span text:style-name="T9"> z nami od dw</text:span><text:span text:style-name="T3">ó</text:span><text:span text:style-name="T9">ch miesi</text:span><text:span text:style-name="T3">ę</text:span><text:span text:style-name="T9">cy - odpar</text:span><text:span text:style-name="T3">ł</text:span><text:span text:style-name="T9"> pan Starczy</text:span><text:span text:style-name="T3">ń</text:span><text:span text:style-name="T9">ski.</text:span></text:p>
      <text:p text:style-name="P17"><text:span text:style-name="T9">- Ale</text:span><text:span text:style-name="T3">ż</text:span><text:span text:style-name="T9">, m</text:span><text:span text:style-name="T3">ó</text:span><text:span text:style-name="T9">wi</text:span><text:span text:style-name="T3">ę</text:span><text:span text:style-name="T9">, prawdziwi Wo</text:span><text:span text:style-name="T3">ł</text:span><text:span text:style-name="T9">osi z obozu tureckiego przeszli na nasz</text:span><text:span text:style-name="T3">ą</text:span><text:span text:style-name="T9"> stron</text:span><text:span text:style-name="T3">ę</text:span><text:span text:style-name="T9">. W</text:span><text:span text:style-name="T3">ł</text:span><text:span text:style-name="T9">a</text:span><text:span text:style-name="T3">ś</text:span><text:span text:style-name="T9">nie pan Bidzi</text:span><text:span text:style-name="T3">ń</text:span><text:span text:style-name="T9">ski im wydawa</text:span><text:span text:style-name="T3">ł</text:span><text:span text:style-name="T9"> rozkazy. S</text:span><text:span text:style-name="T3">ł</text:span><text:span text:style-name="T9">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6"/>
      <text:p text:style-name="P15">- Ruszmy im na pomoc, dalibóg, oni tam okop za nas zdobędą! - niecierpliwił się pocztowy Wyczyński</text:p>
      <text:p text:style-name="P15">-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6"/>
      <text:p text:style-name="P29"/>
      <text:list xml:id="list41768663" text:continue-numbering="true" text:style-name="Outline">
        <text:list-item>
          <text:h text:style-name="P32" text:outline-level="1"/>
        </text:list-item>
      </text:list>
      <text:p text:style-name="P3">Pan hetman Sobieski spieszy<text:span text:style-name="T3">ł</text:span><text:span text:style-name="T9"> si</text:span><text:span text:style-name="T3">ę</text:span><text:span text:style-name="T9">. T</text:span><text:span text:style-name="T3">ę</text:span><text:span text:style-name="T9">skni</text:span><text:span text:style-name="T3">ł</text:span><text:span text:style-name="T9"> za domem, za ma</text:span><text:span text:style-name="T3">łż</text:span><text:span text:style-name="T9">onk</text:span><text:span text:style-name="T3">ą</text:span><text:span text:style-name="T9"> kt</text:span><text:span text:style-name="T3">ó</text:span><text:span text:style-name="T9">r</text:span><text:span text:style-name="T3">ą</text:span><text:span text:style-name="T9"> kocha</text:span><text:span text:style-name="T3">ł</text:span><text:span text:style-name="T9"> nad </text:span><text:span text:style-name="T3">ż</text:span><text:span text:style-name="T9">ycie, i za synem w kt</text:span><text:span text:style-name="T3">ó</text:span><text:span text:style-name="T9">rym pok</text:span><text:span text:style-name="T3">ł</text:span><text:span text:style-name="T9">ada</text:span><text:span text:style-name="T3">ł</text:span><text:span text:style-name="T9"> wielkie nadzieje, jednak nie do domu w Jaworowie gna</text:span><text:span text:style-name="T3">ł</text:span><text:span text:style-name="T9"> po zako</text:span><text:span text:style-name="T3">ń</text:span><text:span text:style-name="T9">czeniu kampanii wojennej w Mo</text:span><text:span text:style-name="T3">ł</text:span><text:span text:style-name="T9">dawii, jeno na spotkania kt</text:span><text:span text:style-name="T3">ó</text:span><text:span text:style-name="T9">re po </text:span><text:span text:style-name="T3">ś</text:span><text:span text:style-name="T9">mierci kr</text:span><text:span text:style-name="T3">ó</text:span><text:span text:style-name="T9">la Micha</text:span><text:span text:style-name="T3">ł</text:span><text:span text:style-name="T9">a zdecydowa</text:span><text:span text:style-name="T3">ć</text:span><text:span text:style-name="T9"> mia</text:span><text:span text:style-name="T3">ł</text:span><text:span text:style-name="T9">y o posuni</text:span><text:span text:style-name="T3">ę</text:span><text:span text:style-name="T9">ciach politycznych pana hetmana. Dla wielu os</text:span><text:span text:style-name="T3">ó</text:span><text:span text:style-name="T9">b </text:span><text:span text:style-name="T3">ś</text:span><text:span text:style-name="T9">mier</text:span><text:span text:style-name="T3">ć</text:span><text:span text:style-name="T9"> ta nie by</text:span><text:span text:style-name="T3">ł</text:span><text:span text:style-name="T9">a zaskoczeniem, Micha</text:span><text:span text:style-name="T3">ł</text:span><text:span text:style-name="T9"> Wi</text:span><text:span text:style-name="T3">ś</text:span><text:span text:style-name="T9">niowiecki nigdy nie tryska</text:span><text:span text:style-name="T3">ł</text:span><text:span text:style-name="T9"> zdrowiem, za</text:span><text:span text:style-name="T3">ś</text:span><text:span text:style-name="T9"> na jesieni 1673 roku by</text:span><text:span text:style-name="T3">ł</text:span><text:span text:style-name="T9"> wyra</text:span><text:span text:style-name="T3">ź</text:span><text:span text:style-name="T9">nie powa</text:span><text:span text:style-name="T3">ż</text:span><text:span text:style-name="T9">nie chory. Spodziewa</text:span><text:span text:style-name="T3">ł</text:span><text:span text:style-name="T9"> si</text:span><text:span text:style-name="T3">ę</text:span><text:span text:style-name="T9"> zatem pan hetman, </text:span><text:span text:style-name="T3">ż</text:span><text:span text:style-name="T9">e do Lwowa zjedzie si</text:span><text:span text:style-name="T3">ę</text:span><text:span text:style-name="T9"> wiele wp</text:span><text:span text:style-name="T3">ł</text:span><text:span text:style-name="T9">ywowych os</text:span><text:span text:style-name="T3">ó</text:span><text:span text:style-name="T9">b z kraju i zagranicy zanim jeszcze wrzenie polityczne ogarnie ca</text:span><text:span text:style-name="T3">ł</text:span><text:span text:style-name="T9">y nar</text:span><text:span text:style-name="T3">ó</text:span><text:span text:style-name="T9">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9">my powita</text:span><text:span text:style-name="T3">ć</text:span><text:span text:style-name="T9">,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ne c'est pas,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Liberum Veto jest jednak fundamentem wolności naszych - rzekł Jan Andrzej Morsztyn - w naszej Rzeczypospolitej, która jest domem dla wielu różnych prowincji, jest taki instrument potrzebny, bo inaczej absolutum dominium grozi, jak dowodzi pan Fredro.</text:p>
      <text:p text:style-name="P15">- To może Liberum Veto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text:span text:style-name="T16">pact</text:span><text:span text:style-name="T6">ó</text:span><text:span text:style-name="T16">w convent</text:span><text:span text:style-name="T6">ó</text:span><text:span text:style-name="T16">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text:soft-page-break/>- To już mi Makiawelowe plany podsuwacie - rzekł Sobieski.</text:p>
      <text:p text:style-name="P1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Primo, młodzieniec wychowany do rządzenia będzie wiedział jak rządzić w tym kraju. Secundo, żaden z naszych sąsiadów nie będzie się mieszał do elekcji.</text:p>
      <text:p text:style-name="P15">- Waść nam to z matematyczną precyzją zalety wyłożysz, a tu trzeba elektorów na Woli przekonać.</text:p>
      <text:p text:style-name="P6">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2">oskarżymy</text:span>.</text:p>
      <text:p text:style-name="P15"><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3">Do p<text:span text:style-name="T3">óź</text:span><text:span text:style-name="T9">nej nocy omawiali szczeg</text:span><text:span text:style-name="T3">ół</text:span><text:span text:style-name="T9">y i</text:span><text:span text:style-name="T3">ście makiawelicznego </text:span><text:span text:style-name="T9">planu, kt</text:span><text:span text:style-name="T3">ó</text:span><text:span text:style-name="T9">ry wynie</text:span><text:span text:style-name="T3">ść</text:span><text:span text:style-name="T9"> mia</text:span><text:span text:style-name="T3">ł</text:span><text:span text:style-name="T9">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3">ś</text:span><text:span text:style-name="T9">li. Jego samego za</text:span><text:span text:style-name="T3">ś</text:span><text:span text:style-name="T9"> trapi</text:span><text:span text:style-name="T3">ł</text:span><text:span text:style-name="T9">a raczej my</text:span><text:span text:style-name="T3">śl</text:span><text:span text:style-name="T9"> o reakcji jego </text:span><text:span text:style-name="T3">ś</text:span><text:span text:style-name="T9">miertelnych wrog</text:span><text:span text:style-name="T3">ó</text:span><text:span text:style-name="T9">w politycznych, kt</text:span><text:span text:style-name="T3">ó</text:span><text:span text:style-name="T9">rzy mimo wszelkich pozor</text:span><text:span text:style-name="T3">ó</text:span><text:span text:style-name="T9">w praworz</text:span><text:span text:style-name="T3">ą</text:span><text:span text:style-name="T9">dno</text:span><text:span text:style-name="T3">ś</text:span><text:span text:style-name="T9">ci plany Sobieskiego na pewno torpedowa</text:span><text:span text:style-name="T3">ć</text:span><text:span text:style-name="T9"> b</text:span><text:span text:style-name="T3">ę</text:span><text:span text:style-name="T9">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text:soft-page-break/>braves. Czekajże mnie w Jaworowie naszym, aby mi des caresses 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5"/>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9"> jak najwcze</text:span><text:span text:style-name="T3">ś</text:span><text:span text:style-name="T9">niej zwo</text:span><text:span text:style-name="T3">ł</text:span><text:span text:style-name="T9">a</text:span><text:span text:style-name="T3">ć - perorował Trzebicki -</text:span><text:span text:style-name="T9"> p</text:span><text:span text:style-name="T3">ó</text:span><text:span text:style-name="T9">ki si</text:span><text:span text:style-name="T3">ę</text:span><text:span text:style-name="T9"> zapa</text:span><text:span text:style-name="T3">ł</text:span><text:span text:style-name="T9"> szlachecki i dar jedno</text:span><text:span text:style-name="T3">śc</text:span><text:span text:style-name="T9">i politycznej w obronie wolno</text:span><text:span text:style-name="T3">ś</text:span><text:span text:style-name="T9">ci tego kraju, dar jedno</text:span><text:span text:style-name="T3">ś</text:span><text:span text:style-name="T9">ci powiadam, p</text:span><text:span text:style-name="T3">ó</text:span><text:span text:style-name="T9">ki dzia</text:span><text:span text:style-name="T3">ł</text:span><text:span text:style-name="T9">a, aby si</text:span><text:span text:style-name="T3">ę</text:span><text:span text:style-name="T9"> nie skrzykn</text:span><text:span text:style-name="T3">ę</text:span><text:span text:style-name="T9">li, nie zorganizowali wrogowie tego, kt</text:span><text:span text:style-name="T3">ó</text:span><text:span text:style-name="T9">ry sam jeden obron</text:span><text:span text:style-name="T3">ę</text:span><text:span text:style-name="T9"> tego kraju i wiary </text:span><text:span text:style-name="T3">ś</text:span><text:span text:style-name="T9">wi</text:span><text:span text:style-name="T3">ę</text:span><text:span text:style-name="T9">tej na swych plecach d</text:span><text:span text:style-name="T3">ź</text:span><text:span text:style-name="T9">wiga, powiadam, obron</text:span><text:span text:style-name="T3">ę</text:span><text:span text:style-name="T9"> wiary.</text:span></text:p>
      <text:p text:style-name="P17"><text:span text:style-name="T9">- Palec Bo</text:span><text:span text:style-name="T3">ż</text:span><text:span text:style-name="T9">y w tym, </text:span><text:span text:style-name="T3">ż</text:span><text:span text:style-name="T9">e nasz przyjaciel, Cesarza przyjaciel, ja</text:span><text:span text:style-name="T3">ś</text:span><text:span text:style-name="T9">nie wielmo</text:span><text:span text:style-name="T3">ż</text:span><text:span text:style-name="T9">ny pan hetman litewski Pac wcze</text:span><text:span text:style-name="T3">ś</text:span><text:span text:style-name="T9">niej z kampanii wojennej wr</text:span><text:span text:style-name="T3">ó</text:span><text:span text:style-name="T9">ci</text:span><text:span text:style-name="T3">ł - odpar</text:span><text:span text:style-name="T3">ł</text:span><text:span text:style-name="T3"> prymas -</text:span><text:span text:style-name="T9"> on konwokacj</text:span><text:span text:style-name="T3">ę</text:span><text:span text:style-name="T9"> po naszej my</text:span><text:span text:style-name="T3">ś</text:span><text:span text:style-name="T9">li przeprowadzi</text:span><text:span text:style-name="T3">ć</text:span><text:span text:style-name="T9"> pomo</text:span><text:span text:style-name="T3">ż</text:span><text:span text:style-name="T9">e.</text:span></text:p>
      <text:p text:style-name="P17"><text:span text:style-name="T9">- Palec Bo</text:span><text:span text:style-name="T3">ż</text:span><text:span text:style-name="T9">y kaza</text:span><text:span text:style-name="T3">ł</text:span><text:span text:style-name="T9"> panu Pacowi litewskie wojsko z wojny z bezbo</text:span><text:span text:style-name="T3">ż</text:span><text:span text:style-name="T9">nym Turkiem niezako</text:span><text:span text:style-name="T3">ń</text:span><text:span text:style-name="T9">czonej, z wojny powiadam wyprowadzi</text:span><text:span text:style-name="T3">ć</text:span><text:span text:style-name="T9">? - zdziwi</text:span><text:span text:style-name="T3">ł</text:span><text:span text:style-name="T9"> si</text:span><text:span text:style-name="T3">ę</text:span><text:span text:style-name="T9"> biskup.</text:span></text:p>
      <text:p text:style-name="P17"><text:span text:style-name="T9">- Jego wielmo</text:span><text:span text:style-name="T3">ż</text:span><text:span text:style-name="T9">no</text:span><text:span text:style-name="T3">ść</text:span><text:span text:style-name="T9"> pan hetman litewski pobo</text:span><text:span text:style-name="T3">ż</text:span><text:span text:style-name="T9">ny wielce i wszystko co robi, na chwa</text:span><text:span text:style-name="T3">łę Pana robi</text:span><text:span text:style-name="T9">...</text:span></text:p>
      <text:p text:style-name="P17"><text:span text:style-name="T9">- Pobo</text:span><text:span text:style-name="T3">ż</text:span><text:span text:style-name="T9">ny nie znaczy zbawiony - odpar</text:span><text:span text:style-name="T3">ł</text:span><text:span text:style-name="T9"> biskup - a konwokacj</text:span><text:span text:style-name="T3">ę</text:span><text:span text:style-name="T9"> zwo</text:span><text:span text:style-name="T3">ł</text:span><text:span text:style-name="T9">a</text:span><text:span text:style-name="T3">ć</text:span><text:span text:style-name="T9"> trzeba wkr</text:span><text:span text:style-name="T3">ó</text:span><text:span text:style-name="T9">tce, bo i elekcja musi by</text:span><text:span text:style-name="T3">ć</text:span><text:span text:style-name="T9"> niezad</text:span><text:span text:style-name="T3">ł</text:span><text:span text:style-name="T9">ugo i sprawnie, elekcja powiadam musi by</text:span><text:span text:style-name="T3">ć</text:span><text:span text:style-name="T9"> zako</text:span><text:span text:style-name="T3">ń</text:span><text:span text:style-name="T9">czon</text:span><text:span text:style-name="T3">ą</text:span><text:span text:style-name="T9">. Wr</text:span><text:span text:style-name="T3">ó</text:span><text:span text:style-name="T9">g w granicach jeszcze.</text:span></text:p>
      <text:p text:style-name="P3"><text:span text:style-name="T9">Pr</text:span><text:span text:style-name="T3">ę</text:span><text:span text:style-name="T9">dkie konwokacji przeprowadzenie by</text:span><text:span text:style-name="T3">ł</text:span><text:span text:style-name="T9">o i po prymasa my</text:span><text:span text:style-name="T3">ś</text:span><text:span text:style-name="T9">li. Nie chcia</text:span><text:span text:style-name="T3">ł</text:span><text:span text:style-name="T9"> on bowiem, aby Sobieski na przebieg elekcji wp</text:span><text:span text:style-name="T3">ł</text:span><text:span text:style-name="T9">yw zyska</text:span><text:span text:style-name="T3">ł</text:span><text:span text:style-name="T9">, co przy jego s</text:span><text:span text:style-name="T3">ł</text:span><text:span text:style-name="T9">awie wojennej </text:span><text:span text:style-name="T3">zdarzyć</text:span><text:span text:style-name="T9"> si</text:span><text:span text:style-name="T3">ę</text:span><text:span text:style-name="T9"> mog</text:span><text:span text:style-name="T3">ł</text:span><text:span text:style-name="T9">o. Jeszcze doprowadzi</text:span><text:span text:style-name="T3">ł</text:span><text:span text:style-name="T9">by do wyboru jakiego</text:span><text:span text:style-name="T3">ś</text:span><text:span text:style-name="T9">,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9">D</text:span><text:span text:style-name="T3">ł</text:span><text:span text:style-name="T9">ugo zatem dyskutowali wielebni biskupi tej listopadowej nocy, bo i Trzebicki g</text:span><text:span text:style-name="T3">ł</text:span><text:span text:style-name="T9">osu swego ch</text:span><text:span text:style-name="T3">ę</text:span><text:span text:style-name="T9">tnie s</text:span><text:span text:style-name="T3">ł</text:span><text:span text:style-name="T9">ucha</text:span><text:span text:style-name="T3">ł.</text:span><text:span text:style-name="T9"> Jednak zdecydowano zwo</text:span><text:span text:style-name="T3">ł</text:span><text:span text:style-name="T9">a</text:span><text:span text:style-name="T3">ć</text:span><text:span text:style-name="T9"> sejm konwokacyjny do Warszawy na dzie</text:span><text:span text:style-name="T3">ń</text:span><text:span text:style-name="T9"> 15 stycznia 1674 roku.</text:span></text:p>
      <text:p text:style-name="P10"/>
      <text:p text:style-name="P11">* * *</text:p>
      <text:p text:style-name="P11"/>
      <text:p text:style-name="P4"><text:span text:style-name="T9">Kapitan de Gourdant, </text:span><text:span text:style-name="T3">ż</text:span><text:span text:style-name="T9">ylasty Normandczyk o oczach koloru, jakie <text:s/>morza p</text:span><text:span text:style-name="T3">ół</text:span><text:span text:style-name="T9">nocne miewaj</text:span><text:span text:style-name="T3">ą</text:span><text:span text:style-name="T9"> w lutym przyjmowa</text:span><text:span text:style-name="T3">ł</text:span><text:span text:style-name="T9"> meldunki ze stacji manewrowych o rzucaniu kolejnych cum. Statek „Portefaix”, na kt</text:span><text:span text:style-name="T3">ó</text:span><text:span text:style-name="T9">rym od niedawna by</text:span><text:span text:style-name="T3">ł</text:span><text:span text:style-name="T9"> dow</text:span><text:span text:style-name="T3">ó</text:span><text:span text:style-name="T9">dc</text:span><text:span text:style-name="T3">ą</text:span><text:span text:style-name="T9">, odrywa</text:span><text:span text:style-name="T3">ł</text:span><text:span text:style-name="T9"> si</text:span><text:span text:style-name="T3">ę</text:span><text:span text:style-name="T9"> poma</text:span><text:span text:style-name="T3">ł</text:span><text:span text:style-name="T9">u od nabrze</text:span><text:span text:style-name="T3">ż</text:span><text:span text:style-name="T9">a w Dunkierce i, wyci</text:span><text:span text:style-name="T3">ą</text:span><text:span text:style-name="T9">gany przez </text:span><text:span text:style-name="T3">łó</text:span><text:span text:style-name="T9">d</text:span><text:span text:style-name="T3">ź</text:span><text:span text:style-name="T9"> wios</text:span><text:span text:style-name="T3">ł</text:span><text:span text:style-name="T9">ow</text:span><text:span text:style-name="T3">ą</text:span><text:span text:style-name="T9">, kierowa</text:span><text:span text:style-name="T3">ł</text:span><text:span text:style-name="T9"> si</text:span><text:span text:style-name="T3">ę</text:span><text:span text:style-name="T9"> ku wyj</text:span><text:span text:style-name="T3">ś</text:span><text:span text:style-name="T9">ciu z portu wojennego. Fregaty „Lutine”, „Railleuse”, i „Favorite” </text:span><text:span text:style-name="T9">r</text:span><text:span text:style-name="T3">ó</text:span><text:span text:style-name="T9">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7"/>
      <text:p text:style-name="P18"/>
      <text:p text:style-name="P18"/>
      <text:list xml:id="list41758718" text:continue-numbering="true" text:style-name="Outline">
        <text:list-item>
          <text:h text:style-name="P32" text:outline-level="1"/>
        </text:list-item>
      </text:list>
      <text:p text:style-name="P3">Go<text:span text:style-name="T13">rą</text:span><text:span text:style-name="T9">ca atmosfera </text:span><text:span text:style-name="T13">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3">o w za</text:span><text:span text:style-name="T3">ś</text:span><text:span text:style-name="T13">ciankach b</text:span><text:span text:style-name="T3">ł</text:span><text:span text:style-name="T13">yska</text:span><text:span text:style-name="T3">ł</text:span><text:span text:style-name="T13">y ogniska, piece i pochodnie, gdy </text:span><text:span text:style-name="T3">ż</text:span><text:span text:style-name="T13">o</text:span><text:span text:style-name="T3">ł</text:span><text:span text:style-name="T13">nierze chor</text:span><text:span text:style-name="T3">ą</text:span><text:span text:style-name="T13">gwi lekkiej pokazywali swym rodzinom </text:span><text:span text:style-name="T3">ł</text:span><text:span text:style-name="T13">upy przywiezione spod Chocimia i ca</text:span><text:span text:style-name="T3">ł</text:span><text:span text:style-name="T13">ej s</text:span><text:span text:style-name="T3">ł</text:span><text:span text:style-name="T13">awnej ju</text:span><text:span text:style-name="T3">ż</text:span><text:span text:style-name="T13"> kampanii mo</text:span><text:span text:style-name="T3">ł</text:span><text:span text:style-name="T13">dawskiej. Na d</text:span><text:span text:style-name="T3">ł</text:span><text:span text:style-name="T13">ugie tygodnie starczy</text:span><text:span text:style-name="T3">ł</text:span><text:span text:style-name="T13">o rycerskich opowie</text:span><text:span text:style-name="T3">ś</text:span><text:span text:style-name="T13">ci, kt</text:span><text:span text:style-name="T3">ó</text:span><text:span text:style-name="T13">re s</text:span><text:span text:style-name="T3">ł</text:span><text:span text:style-name="T13">awi</text:span><text:span text:style-name="T3">ł</text:span><text:span text:style-name="T13">y wielkiego wodza polskiego i ukazywa</text:span><text:span text:style-name="T3">ł</text:span><text:span text:style-name="T13">y za</text:span><text:span text:style-name="T3">ś</text:span><text:span text:style-name="T13">ciankowej szlachcie wroga, z kt</text:span><text:span text:style-name="T3">ó</text:span><text:span text:style-name="T13">rym toczono </text:span><text:span text:style-name="T3">ś</text:span><text:span text:style-name="T13">miertelny b</text:span><text:span text:style-name="T3">ó</text:span><text:span text:style-name="T13">j, z innej ni</text:span><text:span text:style-name="T3">ż</text:span><text:span text:style-name="T13"> dotychczas strony:</text:span></text:p>
      <text:p text:style-name="P17"><text:span text:style-name="T13">- na tych szmatkach zdobnych, kt</text:span><text:span text:style-name="T3">ó</text:span><text:span text:style-name="T13">re oni nazywaj</text:span><text:span text:style-name="T3">ą</text:span><text:span text:style-name="T13"> dywan - m</text:span><text:span text:style-name="T3">ó</text:span><text:span text:style-name="T13">wi</text:span><text:span text:style-name="T3">ł</text:span><text:span text:style-name="T13"> pan Ostrowski - odprawiaj</text:span><text:span text:style-name="T3">ą</text:span><text:span text:style-name="T13"> Turcy swe mod</text:span><text:span text:style-name="T3">ł</text:span><text:span text:style-name="T13">y, ale i siedzie</text:span><text:span text:style-name="T3">ć</text:span><text:span text:style-name="T13"> na nich wygodnie, bo i mi</text:span><text:span text:style-name="T3">ę</text:span><text:span text:style-name="T13">kcej ni</text:span><text:span text:style-name="T3">ż</text:span><text:span text:style-name="T13"> na </text:span><text:span text:style-name="T3">ł</text:span><text:span text:style-name="T13">awie.</text:span></text:p>
      <text:p text:style-name="P17"><text:span text:style-name="T13">- a w takich skrzyneczkach - innym razem prawi</text:span><text:span text:style-name="T3">ł p</text:span><text:span text:style-name="T13">an Stefan pokazuj</text:span><text:span text:style-name="T3">ą</text:span><text:span text:style-name="T13">c zdobyczny sekretarzyk - ich oficyjerowie i dostojnicy listy swe trzymaj</text:span><text:span text:style-name="T3">ą</text:span><text:span text:style-name="T13">. Osobliwym pismem pisz</text:span><text:span text:style-name="T3">ą</text:span><text:span text:style-name="T13"> oni, nie naszym chrze</text:span><text:span text:style-name="T3">ś</text:span><text:span text:style-name="T13">cija</text:span><text:span text:style-name="T3">ń</text:span><text:span text:style-name="T13">skim, ani nawet nie ruskim alfabetem, jeno sw</text:span><text:span text:style-name="T3">ó</text:span><text:span text:style-name="T13">j maj</text:span><text:span text:style-name="T3">ą</text:span><text:span text:style-name="T13">, co jak ozd</text:span><text:span text:style-name="T3">ó</text:span><text:span text:style-name="T13">bka jakowa</text:span><text:span text:style-name="T3">ś</text:span><text:span text:style-name="T13"> wygl</text:span><text:span text:style-name="T3">ą</text:span><text:span text:style-name="T13">da, tak </text:span><text:span text:style-name="T3">ż</text:span><text:span text:style-name="T13">e nawet s</text:span><text:span text:style-name="T3">łów </text:span><text:span text:style-name="T13">nie poznasz. Umie jednak czyta</text:span><text:span text:style-name="T3">ć</text:span><text:span text:style-name="T13"> takie dokumenta pan hetman wielki, bo on si</text:span><text:span text:style-name="T3">ę</text:span><text:span text:style-name="T13"> w ich j</text:span><text:span text:style-name="T3">ę</text:span><text:span text:style-name="T13">zykach wyznaje i wiele z tymi ludami przed wojn</text:span><text:span text:style-name="T3">ą</text:span><text:span text:style-name="T13"> handlu uprawia</text:span><text:span text:style-name="T3">ł</text:span><text:span text:style-name="T13">, a to konie do hodowli sprowadza</text:span><text:span text:style-name="T3">ł</text:span><text:span text:style-name="T13">.</text:span></text:p>
      <text:p text:style-name="P20"><text:span text:style-name="T13">Zima skuła lodem grzęzawiska i pokryła śniegiem pola, u</text:span><text:span text:style-name="T3">ł</text:span><text:span text:style-name="T13">atwiaj</text:span><text:span text:style-name="T3">ą</text:span><text:span text:style-name="T13">c w ten spos</text:span><text:span text:style-name="T3">ó</text:span><text:span text:style-name="T13">b komunikacj</text:span><text:span text:style-name="T3">ę</text:span><text:span text:style-name="T13"> pomi</text:span><text:span text:style-name="T3">ę</text:span><text:span text:style-name="T13">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4"> Prawi</text:span><text:span text:style-name="T4">ł</text:span><text:span text:style-name="T14"> tedy siedz</text:span><text:span text:style-name="T4">ą</text:span><text:span text:style-name="T14">c z panem Ostrowskim przy grza</text:span><text:span text:style-name="T4">ń</text:span><text:span text:style-name="T14">cu:</text:span></text:p>
      <text:p text:style-name="P17"><text:span text:style-name="T13">- Piast nie jest dobrym kandydatem. Cudzoziemiec obcym b</text:span><text:span text:style-name="T3">ę</text:span><text:span text:style-name="T13">d</text:span><text:span text:style-name="T3">ą</text:span><text:span text:style-name="T13">c na radach naszych wspiera</text:span><text:span text:style-name="T3">ć</text:span><text:span text:style-name="T13"> si</text:span><text:span text:style-name="T3">ę</text:span><text:span text:style-name="T13"> b</text:span><text:span text:style-name="T3">ę</text:span><text:span text:style-name="T13">dzie musia</text:span><text:span text:style-name="T3">ł</text:span><text:span text:style-name="T13">. Piast za</text:span><text:span text:style-name="T3">ś</text:span><text:span text:style-name="T13">, rad naszych nie potrzebuj</text:span><text:span text:style-name="T3">ą</text:span><text:span text:style-name="T13">c, na sile swej opiera</text:span><text:span text:style-name="T3">ć</text:span><text:span text:style-name="T13"> si</text:span><text:span text:style-name="T3">ę</text:span><text:span text:style-name="T13"> b</text:span><text:span text:style-name="T3">ę</text:span><text:span text:style-name="T13">dzie, co go do deptania praw naszych skusi.</text:span></text:p>
      <text:p text:style-name="P17"><text:span text:style-name="T13">- Sam przecie tego robi</text:span><text:span text:style-name="T3">ł</text:span><text:span text:style-name="T13"> nie b</text:span><text:span text:style-name="T3">ę</text:span><text:span text:style-name="T13">dzie, tylko na jakich</text:span><text:span text:style-name="T3">ś</text:span><text:span text:style-name="T13"> doradcach oprze</text:span><text:span text:style-name="T3">ć</text:span><text:span text:style-name="T13"> si</text:span><text:span text:style-name="T3">ę</text:span><text:span text:style-name="T13"> musi.</text:span></text:p>
      <text:p text:style-name="P17"><text:span text:style-name="T13">- Pewno </text:span><text:span text:style-name="T3">ż</text:span><text:span text:style-name="T13">e na nas, jako na oficyjerach swoich, opiera</text:span><text:span text:style-name="T3">ć</text:span><text:span text:style-name="T13"> si</text:span><text:span text:style-name="T3">ę</text:span><text:span text:style-name="T13"> b</text:span><text:span text:style-name="T3">ę</text:span><text:span text:style-name="T13">dzie musia</text:span><text:span text:style-name="T3">ł</text:span><text:span text:style-name="T13">. Lecz nas tak</text:span><text:span text:style-name="T3">ż</text:span><text:span text:style-name="T13">e, jako szlachcic</text:span><text:span text:style-name="T3">ó</text:span><text:span text:style-name="T13">w, gn</text:span><text:span text:style-name="T3">ę</text:span><text:span text:style-name="T13">bi</text:span><text:span text:style-name="T3">ć</text:span><text:span text:style-name="T13"> b</text:span><text:span text:style-name="T3">ę</text:span><text:span text:style-name="T13">dzie, gdy podatki na swoje wojsko wprowadzi. Aboslutum dominium to z</text:span><text:span text:style-name="T3">ł</text:span><text:span text:style-name="T13">o ostateczne, upadek naszego kraju, kt</text:span><text:span text:style-name="T3">ó</text:span><text:span text:style-name="T13">ry przecie</text:span><text:span text:style-name="T3">ż</text:span><text:span text:style-name="T13"> tym si</text:span><text:span text:style-name="T3">ę</text:span><text:span text:style-name="T13">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3">- Podatkami gn</text:span><text:span text:style-name="T3">ę</text:span><text:span text:style-name="T13">bi</text:span><text:span text:style-name="T3">ć</text:span><text:span text:style-name="T13"> nas nie b</text:span><text:span text:style-name="T3">ę</text:span><text:span text:style-name="T13">dzie, bo nam si</text:span><text:span text:style-name="T3">ę</text:span><text:span text:style-name="T13"> nic zabra</text:span><text:span text:style-name="T3">ć</text:span><text:span text:style-name="T13"> nie da, nic przecie nie mamy. A je</text:span><text:span text:style-name="T3">ś</text:span><text:span text:style-name="T13">li taki Pac, czy taki Radziwiłł ksi</text:span><text:span text:style-name="T3">ążę</text:span><text:span text:style-name="T13"> krewny pana hetmana podatki od swoich latyfundi</text:span><text:span text:style-name="T3">ó</text:span><text:span text:style-name="T13">w zap</text:span><text:span text:style-name="T3">ł</text:span><text:span text:style-name="T13">aci, to i na zdrowie Rzeczypospolitej b</text:span><text:span text:style-name="T3">ę</text:span><text:span text:style-name="T13">dzie.</text:span></text:p>
      <text:p text:style-name="P17"><text:span text:style-name="T13">- Albo taki pan Zamoyski, s</text:span><text:span text:style-name="T3">ą</text:span><text:span text:style-name="T13">siad nasz, co tyle gotowizny na procesy ma. Lepiej by wreszcie regimenta przepisane z tej prawie swojej ordynacji wreszcie wystawi</text:span><text:span text:style-name="T3">ł</text:span><text:span text:style-name="T13">.</text:span></text:p>
      <text:p text:style-name="P19"/>
      <text:p text:style-name="P12">* * *</text:p>
      <text:p text:style-name="P19"/>
      <text:p text:style-name="P3"><text:span text:style-name="T13">Pan Zamoyski <text:s/>go</text:span><text:span text:style-name="T3">ś</text:span><text:span text:style-name="T13">ci</text:span><text:span text:style-name="T3">ł</text:span><text:span text:style-name="T13"> w</text:span><text:span text:style-name="T3">ł</text:span><text:span text:style-name="T13">a</text:span><text:span text:style-name="T3">ś</text:span><text:span text:style-name="T13">nie w swej kamienicy w Lublinie pana hetmana Sobieskiego i o zbli</text:span><text:span text:style-name="T3">ż</text:span><text:span text:style-name="T13">aj</text:span><text:span text:style-name="T3">ą</text:span><text:span text:style-name="T13">cej si</text:span><text:span text:style-name="T3">ę</text:span><text:span text:style-name="T13"> elekcji z nim rozmawia</text:span><text:span text:style-name="T3">ł</text:span><text:span text:style-name="T13">:</text:span></text:p>
      <text:p text:style-name="P17"><text:soft-page-break/><text:span text:style-name="T13">- Nawet je</text:span><text:span text:style-name="T3">śl</text:span><text:span text:style-name="T13">i na konwokacj</text:span><text:span text:style-name="T3">ę</text:span><text:span text:style-name="T13"> Wasza Dostojno</text:span><text:span text:style-name="T3">ść</text:span><text:span text:style-name="T13"> nie wybierasz si</text:span><text:span text:style-name="T3">ę</text:span><text:span text:style-name="T13">, wierz</text:span><text:span text:style-name="T3">ę</text:span><text:span text:style-name="T13">, </text:span><text:span text:style-name="T3">ż</text:span><text:span text:style-name="T13">e na elekcj</text:span><text:span text:style-name="T3">ę</text:span><text:span text:style-name="T13"> pilnie baczysz. Przecie od tego, czy Dostojności Waszej kandydat na tronie zasi</text:span><text:span text:style-name="T3">ę</text:span><text:span text:style-name="T13">dzie wiele zale</text:span><text:span text:style-name="T3">ż</text:span><text:span text:style-name="T13">y. Kondeusz, tusz</text:span><text:span text:style-name="T3">ę</text:span><text:span text:style-name="T13">?</text:span></text:p>
      <text:p text:style-name="P17"><text:span text:style-name="T13">- Wojskowy dzielny krajowi przys</text:span><text:span text:style-name="T3">ł</text:span><text:span text:style-name="T13">u</text:span><text:span text:style-name="T3">ż</text:span><text:span text:style-name="T13">y si</text:span><text:span text:style-name="T3">ę</text:span><text:span text:style-name="T13"> wielce - Sobieski ogl</text:span><text:span text:style-name="T3">ę</text:span><text:span text:style-name="T13">dnie wyra</text:span><text:span text:style-name="T3">ż</text:span><text:span text:style-name="T13">a</text:span><text:span text:style-name="T3">ł się zanim rozmówcy zamiarów nie poznał.</text:span></text:p>
      <text:p text:style-name="P17"><text:span text:style-name="T13">- Tak, z poparciem Francji wojn</text:span><text:span text:style-name="T3">ę</text:span><text:span text:style-name="T13"> t</text:span><text:span text:style-name="T3">ę</text:span><text:span text:style-name="T13"> nieszcz</text:span><text:span text:style-name="T3">ę</text:span><text:span text:style-name="T13">sn</text:span><text:span text:style-name="T3">ą</text:span><text:span text:style-name="T13"> szybciej sko</text:span><text:span text:style-name="T3">ń</text:span><text:span text:style-name="T13">czymy. Ale i hetmanowi wielkiemu koronnemu w</text:span><text:span text:style-name="T3">ł</text:span><text:span text:style-name="T13">adca taki si</text:span><text:span text:style-name="T3">ę</text:span><text:span text:style-name="T13"> przys</text:span><text:span text:style-name="T3">ł</text:span><text:span text:style-name="T13">u</text:span><text:span text:style-name="T3">ż</text:span><text:span text:style-name="T13">y. A jednak wrog</text:span><text:span text:style-name="T3">ó</text:span><text:span text:style-name="T13">w znacznych ta kandydatur mie</text:span><text:span text:style-name="T3">ć</text:span><text:span text:style-name="T13"> b</text:span><text:span text:style-name="T3">ę</text:span><text:span text:style-name="T13">dzie. Wielu przecie z Habsburgiem nadzieje wi</text:span><text:span text:style-name="T3">ążą</text:span><text:span text:style-name="T13">... Ju</text:span><text:span text:style-name="T3">ż</text:span><text:span text:style-name="T13"> nawet przed ma</text:span><text:span text:style-name="T3">łż</text:span><text:span text:style-name="T13">e</text:span><text:span text:style-name="T3">ń</text:span><text:span text:style-name="T13">stwem zmar</text:span><text:span text:style-name="T3">ł</text:span><text:span text:style-name="T13">ego kr</text:span><text:span text:style-name="T3">ó</text:span><text:span text:style-name="T13">la z habsbur</text:span><text:span text:style-name="T3">ż</text:span><text:span text:style-name="T13">ank</text:span><text:span text:style-name="T3">ą</text:span><text:span text:style-name="T13">... Ja za</text:span><text:span text:style-name="T3">ś</text:span><text:span text:style-name="T13"> kandydata mi</text:span><text:span text:style-name="T3">ł</text:span><text:span text:style-name="T13">ego Waszej Dostojno</text:span><text:span text:style-name="T3">ś</text:span><text:span text:style-name="T13">ci popr</text:span><text:span text:style-name="T3">ę</text:span><text:span text:style-name="T13">, je</text:span><text:span text:style-name="T3">ś</text:span><text:span text:style-name="T13">li Wasza Dostojno</text:span><text:span text:style-name="T3">ść</text:span><text:span text:style-name="T13"> moje s</text:span><text:span text:style-name="T3">ł</text:span><text:span text:style-name="T13">uszne prawa do Zamo</text:span><text:span text:style-name="T3">ś</text:span><text:span text:style-name="T13">cia i Ordynacyjej poprze. Zamoyskich to przecie dzie</text:span><text:span text:style-name="T3">ł</text:span><text:span text:style-name="T13">o, do kt</text:span><text:span text:style-name="T3">ó</text:span><text:span text:style-name="T13">rego przyjaciel Wasz pan hetman Wi</text:span><text:span text:style-name="T3">ś</text:span><text:span text:style-name="T13">niowiecki, pretensj</text:span><text:span text:style-name="T3">ę</text:span><text:span text:style-name="T13"> poprzez nieboszczk</text:span><text:span text:style-name="T3">ę</text:span><text:span text:style-name="T13"> Gryzeld</text:span><text:span text:style-name="T3">ę</text:span><text:span text:style-name="T13"> suplikuje. Oto Wasza Mi</text:span><text:span text:style-name="T3">ł</text:span><text:span text:style-name="T13">o</text:span><text:span text:style-name="T3">ść</text:span><text:span text:style-name="T13"> s</text:span><text:span text:style-name="T3">ł</text:span><text:span text:style-name="T13">owo wa</text:span><text:span text:style-name="T3">ż</text:span><text:span text:style-name="T13">ne w Trybunale tutejszym powiedzie</text:span><text:span text:style-name="T3">ć</text:span><text:span text:style-name="T13"> powiedzie</text:span><text:span text:style-name="T3">ć</text:span><text:span text:style-name="T13"> mo</text:span><text:span text:style-name="T3">ż</text:span><text:span text:style-name="T13">e i s</text:span><text:span text:style-name="T3">ł</text:span><text:span text:style-name="T13">owa tego tutaj pos</text:span><text:span text:style-name="T3">ł</text:span><text:span text:style-name="T13">uchaj</text:span><text:span text:style-name="T3">ą</text:span><text:span text:style-name="T13">. Je</text:span><text:span text:style-name="T3">ś</text:span><text:span text:style-name="T13">li wi</text:span><text:span text:style-name="T3">ę</text:span><text:span text:style-name="T13">c uda si</text:span><text:span text:style-name="T3">ę</text:span><text:span text:style-name="T13"> Waszej Dostojno</text:span><text:span text:style-name="T3">ś</text:span><text:span text:style-name="T13">ci, </text:span><text:span text:style-name="T3">ż</text:span><text:span text:style-name="T13">ebym ja wr</text:span><text:span text:style-name="T3">ó</text:span><text:span text:style-name="T13">ci</text:span><text:span text:style-name="T3">ł</text:span><text:span text:style-name="T13"> na Zamo</text:span><text:span text:style-name="T3">ść</text:span><text:span text:style-name="T13">, a pan hetman Wi</text:span><text:span text:style-name="T3">ś</text:span><text:span text:style-name="T13">niowiecki czym innym zadowoli</text:span><text:span text:style-name="T3">ł</text:span><text:span text:style-name="T13"> si</text:span><text:span text:style-name="T3">ę</text:span><text:span text:style-name="T13">, to elekcja bardziej po Waszej my</text:span><text:span text:style-name="T3">ś</text:span><text:span text:style-name="T13">li si</text:span><text:span text:style-name="T3">ę</text:span><text:span text:style-name="T13"> rozwinie...</text:span></text:p>
      <text:p text:style-name="P19"/>
      <text:p text:style-name="P12">* * *</text:p>
      <text:p text:style-name="P19"/>
      <text:p text:style-name="P3"><text:span text:style-name="T13">Sejm konwokacyjny zszed</text:span><text:span text:style-name="T3">ł</text:span><text:span text:style-name="T13"> si</text:span><text:span text:style-name="T3">ę</text:span><text:span text:style-name="T13">, a potem rozszed</text:span><text:span text:style-name="T3">ł</text:span><text:span text:style-name="T13"> bez wi</text:span><text:span text:style-name="T3">ę</text:span><text:span text:style-name="T13">kszych sensacji. Termin sejmu elekcyjnego ustalono na 20 kwietnia. W</text:span><text:span text:style-name="T3">ś</text:span><text:span text:style-name="T13">r</text:span><text:span text:style-name="T3">ó</text:span><text:span text:style-name="T13">d drobiazgowych instrukcyj co do przebiegu elekcji znalaz</text:span><text:span text:style-name="T3">ł</text:span><text:span text:style-name="T13">a si</text:span><text:span text:style-name="T3">ę</text:span><text:span text:style-name="T13"> i tak, </text:span><text:span text:style-name="T3">ż</text:span><text:span text:style-name="T13">e nie wolno wprowadza</text:span><text:span text:style-name="T3">ć</text:span><text:span text:style-name="T13"> wojsk w pobli</text:span><text:span text:style-name="T3">ż</text:span><text:span text:style-name="T13">e pola na Woli. Instrukcja ta przez delegacj</text:span><text:span text:style-name="T3">ę</text:span><text:span text:style-name="T13"> wile</text:span><text:span text:style-name="T3">ń</text:span><text:span text:style-name="T13">sk</text:span><text:span text:style-name="T3">ą</text:span><text:span text:style-name="T13"> przeforsowana w oczywisty spos</text:span><text:span text:style-name="T3">ó</text:span><text:span text:style-name="T13">b by</text:span><text:span text:style-name="T3">ł</text:span><text:span text:style-name="T13">a w hetmana Sobieskiego wymierzona, jego samego jednak nie zmartwi</text:span><text:span text:style-name="T3">ł</text:span><text:span text:style-name="T13">a. On by</text:span><text:span text:style-name="T3">ł</text:span><text:span text:style-name="T13"> bowiem r</text:span><text:span text:style-name="T3">ó</text:span><text:span text:style-name="T13">wnie</text:span><text:span text:style-name="T3">ż</text:span><text:span text:style-name="T13"> jako marsza</text:span><text:span text:style-name="T3">ł</text:span><text:span text:style-name="T13">ek wielki koronny za jej wykonanie odpowiedzialny, jako i za og</text:span><text:span text:style-name="T3">ó</text:span><text:span text:style-name="T13">lny porz</text:span><text:span text:style-name="T3">ą</text:span><text:span text:style-name="T13">dek na elekcji. Zaraz te</text:span><text:span text:style-name="T3">ż</text:span><text:span text:style-name="T13"> zarz</text:span><text:span text:style-name="T3">ą</text:span><text:span text:style-name="T13">dzi</text:span><text:span text:style-name="T3">ł</text:span><text:span text:style-name="T13">, </text:span><text:span text:style-name="T3">ż</text:span><text:span text:style-name="T13">e r</text:span><text:span text:style-name="T3">ó</text:span><text:span text:style-name="T13">wnie</text:span><text:span text:style-name="T3">ż</text:span><text:span text:style-name="T13"> magnaci litewscy <text:s/>na orszaku niewielkim przybocznym poprzesta</text:span><text:span text:style-name="T3">ć</text:span><text:span text:style-name="T13"> musz</text:span><text:span text:style-name="T3">ą</text:span><text:span text:style-name="T13">. By</text:span><text:span text:style-name="T3">ł</text:span><text:span text:style-name="T13">o to zgodne z instrukcj</text:span><text:span text:style-name="T3">ą</text:span><text:span text:style-name="T13"> sejmu konwokacyjnego, lecz wbrew tradycji pozwalaj</text:span><text:span text:style-name="T3">ą</text:span><text:span text:style-name="T13">cej magnatom z ksi</text:span><text:span text:style-name="T3">ążę</text:span><text:span text:style-name="T13">cej krwi Giedymina, lub tym, kt</text:span><text:span text:style-name="T3">ó</text:span><text:span text:style-name="T13">rzy przez maj</text:span><text:span text:style-name="T3">ę</text:span><text:span text:style-name="T13">tno</text:span><text:span text:style-name="T3">ść</text:span><text:span text:style-name="T13"> za krwi tej r</text:span><text:span text:style-name="T3">ó</text:span><text:span text:style-name="T13">wnych si</text:span><text:span text:style-name="T3">ę</text:span><text:span text:style-name="T13"> uwa</text:span><text:span text:style-name="T3">ż</text:span><text:span text:style-name="T13">ali, z ca</text:span><text:span text:style-name="T3">ł</text:span><text:span text:style-name="T13">ym prawie wojskiem swym na Mazowsze si</text:span><text:span text:style-name="T3">ę</text:span><text:span text:style-name="T13"> zje</text:span><text:span text:style-name="T3">ż</text:span><text:span text:style-name="T13">d</text:span><text:span text:style-name="T3">ż</text:span><text:span text:style-name="T13">a</text:span><text:span text:style-name="T3">ć</text:span><text:span text:style-name="T13">.</text:span></text:p>
      <text:p text:style-name="P12">* * *</text:p>
      <text:p text:style-name="P19"/>
      <text:p text:style-name="P3"><text:span text:style-name="T13">Wchodz</text:span><text:span text:style-name="T3">ą</text:span><text:span text:style-name="T13">cy do Gda</text:span><text:span text:style-name="T3">ń</text:span><text:span text:style-name="T13">ska francuski bryg </text:span><text:span text:style-name="T3">ś</text:span><text:span text:style-name="T13">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19"/>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2">* * *</text:p>
      <text:p text:style-name="P19"/>
      <text:p text:style-name="P4"><text:soft-page-break/><text:span text:style-name="T13">Jeszcze pod koniec lutego zjecha</text:span><text:span text:style-name="T3">ł</text:span><text:span text:style-name="T13"> do za</text:span><text:span text:style-name="T3">ś</text:span><text:span text:style-name="T13">cianka pan Atanazy Mi</text:span><text:span text:style-name="T3">ą</text:span><text:span text:style-name="T13">czy</text:span><text:span text:style-name="T3">ń</text:span><text:span text:style-name="T13">ski z niewielkim pocztem. Z szacunkiem witany przez szarak</text:span><text:span text:style-name="T3">ó</text:span><text:span text:style-name="T13">w, z kt</text:span><text:span text:style-name="T3">ó</text:span><text:span text:style-name="T13">rych wielu w jego lekkich chor</text:span><text:span text:style-name="T3">ą</text:span><text:span text:style-name="T13">gwiach s</text:span><text:span text:style-name="T3">ł</text:span><text:span text:style-name="T13">u</text:span><text:span text:style-name="T3">ż</text:span><text:span text:style-name="T13">y</text:span><text:span text:style-name="T3">ł</text:span><text:span text:style-name="T13">o, szed</text:span><text:span text:style-name="T3">ł</text:span><text:span text:style-name="T13"> szybko </text:span><text:span text:style-name="T13">widzie</text:span><text:span text:style-name="T3">ć</text:span><text:span text:style-name="T13"> si</text:span><text:span text:style-name="T3">ę</text:span><text:span text:style-name="T13"> z panem Ostrowskim. Wspomniawszy chocimskie i mo</text:span><text:span text:style-name="T3">ł</text:span><text:span text:style-name="T13">dawskie potrzeby, w kt</text:span><text:span text:style-name="T3">ó</text:span><text:span text:style-name="T13">rych pan Stefan ju</text:span><text:span text:style-name="T3">ż</text:span><text:span text:style-name="T13"> chor</text:span><text:span text:style-name="T3">ą</text:span><text:span text:style-name="T13">giew prowadza</text:span><text:span text:style-name="T3">ł</text:span><text:span text:style-name="T13">, rzek</text:span><text:span text:style-name="T3">ł</text:span><text:span text:style-name="T13"> pan Mi</text:span><text:span text:style-name="T3">ą</text:span><text:span text:style-name="T13">czy</text:span><text:span text:style-name="T3">ń</text:span><text:span text:style-name="T13">ski:</text:span></text:p>
      <text:p text:style-name="P17"><text:span text:style-name="T13">- Trzeba aby</text:span><text:span text:style-name="T3">ś</text:span><text:span text:style-name="T13">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2">* * *</text:p>
      <text:p text:style-name="P19"/>
      <text:p text:style-name="P3">Ju<text:span text:style-name="T3">ż</text:span> dwa tygodnie p<text:span text:style-name="T3">óź</text:span>niej maszerowa<text:span text:style-name="T3">ł</text:span> pan Ostrowski na czele kilkudziesi<text:span text:style-name="T3">ę</text:span><text:span text:style-name="T9">ciu krewniak</text:span><text:span text:style-name="T3">ó</text:span><text:span text:style-name="T9">w, kum</text:span><text:span text:style-name="T3">ó</text:span><text:span text:style-name="T9">w i s</text:span><text:span text:style-name="T3">ą</text:span><text:span text:style-name="T9">siad</text:span><text:span text:style-name="T3">ó</text:span><text:span text:style-name="T9">w, stanowi</text:span><text:span text:style-name="T3">ą</text:span><text:span text:style-name="T9">cych trzon nowej chor</text:span><text:span text:style-name="T3">ą</text:span><text:span text:style-name="T9">gwi lekkiej. <text:s/>Maszerowali w kierunku Pielaszkowic na Lubelszczy</text:span><text:span text:style-name="T3">ź</text:span><text:span text:style-name="T9">nie, <text:s/>gdzie popisa</text:span><text:span text:style-name="T3">ć</text:span><text:span text:style-name="T9"> si</text:span><text:span text:style-name="T3">ę</text:span><text:span text:style-name="T9"> mieli <text:s/>przed s</text:span><text:span text:style-name="T3">ł</text:span><text:span text:style-name="T9">awetnym ju</text:span><text:span text:style-name="T3">ż</text:span><text:span text:style-name="T9"> dow</text:span><text:span text:style-name="T3">ó</text:span><text:span text:style-name="T9">dc</text:span><text:span text:style-name="T3">ą</text:span><text:span text:style-name="T9"> kawalerii w Koronie, wojewod</text:span><text:span text:style-name="T3">ą</text:span><text:span text:style-name="T9"> ruskim panem Jab</text:span><text:span text:style-name="T3">ł</text:span><text:span text:style-name="T9">onowskim. <text:s/>Zwykle popisy nowych chor</text:span><text:span text:style-name="T3">ą</text:span><text:span text:style-name="T9">gwi powinny odbywa</text:span><text:span text:style-name="T3">ć</text:span><text:span text:style-name="T9"> si</text:span><text:span text:style-name="T3">ę</text:span><text:span text:style-name="T9"> przed pisarzem koronnym, lecz pe</text:span><text:span text:style-name="T3">ł</text:span><text:span text:style-name="T9">ni</text:span><text:span text:style-name="T3">ą</text:span><text:span text:style-name="T9">cy t</text:span><text:span text:style-name="T3">ę</text:span><text:span text:style-name="T9"> funkcj</text:span><text:span text:style-name="T3">ę</text:span><text:span text:style-name="T9"> pan Stefan Czarnecki nie pali</text:span><text:span text:style-name="T3">ł</text:span><text:span text:style-name="T9"> si</text:span><text:span text:style-name="T3">ę</text:span><text:span text:style-name="T9"> do wjazdu w prywatne w</text:span><text:span text:style-name="T3">ł</text:span><text:span text:style-name="T9">o</text:span><text:span text:style-name="T3">ś</text:span><text:span text:style-name="T9">ci hetmana Sobieskiego, kt</text:span><text:span text:style-name="T3">ó</text:span><text:span text:style-name="T9">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6">Jeden z klęczących za dziwną bronią żołnierzy odpowiedział:</text:p>
      <text:p text:style-name="P15">- Pan Kasztelan kazał!</text:p>
      <text:p text:style-name="P6">A drugi dodał:</text:p>
      <text:p text:style-name="P15">- Niech żyje pan Kasztelan!</text:p>
      <text:p text:style-name="P6">Wódz naczelny pokiwał smutno głową. Już wiedział, że jego planów naprawy Rzeczypospolitej nie da się zrealizować bez rozlewu krwi bratniej...</text:p>
      <text:p text:style-name="P6"/>
      <text:list xml:id="list41782431" text:continue-numbering="true" text:style-name="Outline">
        <text:list-item>
          <text:h text:style-name="P32" text:outline-level="1"/>
        </text:list-item>
      </text:list>
      <text:p text:style-name="P3">„Ilustrissime, dziwne a smutne rzeczy tutaj dziej<text:span text:style-name="T3">ą</text:span><text:span text:style-name="T9"> si</text:span><text:span text:style-name="T3">ę</text:span><text:span text:style-name="T9"> na tej elekcji. Wiele ju</text:span><text:span text:style-name="T3">ż</text:span><text:span text:style-name="T9"> czasu s</text:span><text:span text:style-name="T3">ł</text:span><text:span text:style-name="T9">u</text:span><text:span text:style-name="T3">żę</text:span><text:span text:style-name="T9"> tej Rzeczypospolitej, a przede wszystkiem ojczy</text:span><text:span text:style-name="T3">ź</text:span><text:span text:style-name="T9">nie naszej, </text:span><text:span text:style-name="T3">ś</text:span><text:span text:style-name="T9">wi</text:span><text:span text:style-name="T3">ę</text:span><text:span text:style-name="T9">tej Litwie, lecz takie termina polityczne niezwyk</text:span><text:span text:style-name="T3">ł</text:span><text:span text:style-name="T9">em widzie</text:span><text:span text:style-name="T3">ć</text:span><text:span text:style-name="T9">. Puszczaj</text:span><text:span text:style-name="T3">ą</text:span><text:span text:style-name="T9"> nas Litwin</text:span><text:span text:style-name="T3">ó</text:span><text:span text:style-name="T9">w na Wol</text:span><text:span text:style-name="T3">ę</text:span><text:span text:style-name="T9">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5"/>
      <text:p text:style-name="P12">* * *</text:p>
      <text:p text:style-name="P19"/>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7">- Wiecie o wielkiej przyja<text:span text:style-name="T3">źni, jaką od wieków królowie Francji do tego tutaj królestwa żywią - <text:s/>mówił de Bethume, ignorując głosy z sali „Turków to przyjaciele, nie nasi!”. </text:span></text:p>
      <text:p text:style-name="P15">Ciągnął niezrażony: </text:p>
      <text:p text:style-name="P15">-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P6"><text:soft-page-break/>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2">* * *</text:p>
      <text:p text:style-name="P19"/>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 Jakże to, senatorów bijać mamy?</text:p>
      <text:p text:style-name="P14">-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text:soft-page-break/>- Krew się poleje!</text:p>
      <text:p text:style-name="P14">-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5"/>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2">* * *</text:p>
      <text:p text:style-name="P15"/>
      <text:p text:style-name="Text_20_body">Towarzysz pancerny Wyczha przyprowadzi<text:span text:style-name="T3">ł</text:span><text:span text:style-name="T9"> z</text:span><text:span text:style-name="T3">biega, z wyglądu zwykłego litewskiego szlachciurę, do swego dowódcy.</text:span></text:p>
      <text:p text:style-name="P15">-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 A co to nam do tego, że jakiś szlachcic przez Wisłę się przeprawia? Wola jego.</text:p>
      <text:p text:style-name="P15">Wyczha nie dawał za wygraną:</text:p>
      <text:p text:style-name="P15">- Jaśnie pan hetman baczenie dawać kazał...</text:p>
      <text:p text:style-name="P15">- To dajemy baczenie, zobaczyliśmy owego jegomościa, a teraz nic nam do niego. Puścić!</text:p>
      <text:p text:style-name="P15">Wyczha wrócił do swoich pocztowych, trzymających zbiega: </text:p>
      <text:p text:style-name="P15">- Jazda, wasze, uchodźcie do Pińska, czy do Diabła, jaka tam Wasza wola.</text:p>
      <text:p text:style-name="P15"/>
      <text:p text:style-name="P12">*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oft-page-break/><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4">- Napijmy się zatem, mości poruczniku, za to spotkanie, w jakże trudnych czasach - rzekł pan Starczyński.</text:p>
      <text:p text:style-name="P14">- Napijmy się, mości poruczniku - odpowiedział pan Ostrowski - aby ta elekcja lepsze czasy przyniosła.</text:p>
      <text:p text:style-name="P14">- Jednak wierzyć w to trudno, widząc w jakim kierunku to zmierza. Oto prawa tej Rzeczypospolitej na tej elekcji są deptane, sejm chcą skonfederować i fundament wolności naszej, <text:span text:style-name="T16">liberum veto</text:span>, uniemożliwić. - Zatroskany pan Starczyński dolał sobie jeszcze miodu, aby zagłuszyć smutek swego republikańskiego sumienia. O innych bowiem nakazanych mu wykroczeniom przeciw złotym wolnościom wspominać głośno nie chciał.</text:p>
      <text:p text:style-name="P14">- No ale jakże to, <text:span text:style-name="T16">liberum veto</text:span> na sejmie elekcyjnym, jakiegoś króla przecie wybrać trzeba - zdziwił się pan Ostrowski - a to już ponad miesiąc dyskutują, nie bardzo wiem o czym.</text:p>
      <text:p text:style-name="P14">-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4">Starszy z poruczników przerwał i zadumał się nad zawiłościami polityki, która Sobieskiego raz obrońcą, raz gwałcicielem praw czyniła.</text:p>
      <text:p text:style-name="P14">- Opowiedzże waść, jak to z tą konfederacją? - kontynuowa<text:span text:style-name="T3">ł</text:span> Ostrowski.</text:p>
      <text:p text:style-name="P14">-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4">- Bo przecież i Koroniarze i Litwini tam byli?</text:p>
      <text:p text:style-name="P14">- Tak niby, ale wszyscy wiedzą, że pan hetman Radziwiłł pana hetmana Sobieskiego stronnik. Pan kanclerz litewski Pac był przeciwny konfederacji, ale go nie pytano.</text:p>
      <text:p text:style-name="P14">- A Pan hetman wielki litewski?</text:p>
      <text:p text:style-name="P14">- Tego... nie było chyba... ale pewnie też by nie pochwalił konfederacji... - tu przerwał pan Starczyński i napił się miodu - to przednia sprawa, że takie miody tu mają, o i wino też! Nie masz wina nad węgrzyna!</text:p>
      <text:p text:style-name="P14">- Tak, nasze podjazdy, a i moja w tem chorągiew, sprowadzają zaopatrzenie z całego Mazowsza, a nawet z Prus - z dumą wyjaśnił pan Ostrowski. Obaj popatrzyli w zamyśleniu na <text:soft-page-break/>pijącą szlachtę. Jeden starszy i tęgi jegomość z bielmem na oku zatoczył się na ich stolik i zapytał:</text:p>
      <text:p text:style-name="P14">- Waszmościowie też będziecie głosować na Sobieskiego, prawda? Sobieski <text:span text:style-name="T16">salvator</text:span>, i na pohybel Turkom i magnatom!</text:p>
      <text:p text:style-name="P14">- Turkom na pohybel! - odpowiedzieli zgodnie przyjaciele.</text:p>
      <text:p text:style-name="P14">- No ale powiadaj, wasze, co dalej z tą konfederacją? - dopytywał się Ostrowski, gdy gruby szlachcic poszedł agitować do innych stolików. </text:p>
      <text:p text:style-name="P14">- Sejm ma być skonfederowany od jutra, potem ma się dokonać elekcji, a potem ustalić <text:span text:style-name="T16">pacta conventa</text:span>. Ma to uspokoić szlachtę i wykluczyć podejrzenie wyboru króla przez wąskie grono senatorów.</text:p>
      <text:p text:style-name="P14">- To właśnie jest przecież elekcja <text:span text:style-name="T16">viritim</text:span>, że nie sami senatorowie króla wybierają. Chwalić Boga należy, że na to się zdecydowano.</text:p>
      <text:p text:style-name="P14">-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4">Do pana Ostrowskiego dopiero teraz groźba dotarła:</text:p>
      <text:p text:style-name="P14">- Zerwać sejm? Zerwać unię? Toż to jest dopiero uzurpacja, jak może kanclerz Pac stawiać się ponad prawem i wolą reszty senatorów? I to mi waszmość jako obronę wolności pokazujecie?</text:p>
      <text:p text:style-name="P14">-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text:soft-page-break/>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4">-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4">-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4">Sobieski swoim zwyczajem milczał, zaś porywczy Rusin Jabłonowski teraz dopiero odzyskał głos:</text:p>
      <text:p text:style-name="P14">- Sądem nam tu grozicie? I tak my nad wami tu sąd zrobić możemy, i to teraz!</text:p>
      <text:p text:style-name="P14">- Bacz do kogo mówisz, wojewodo! - zerwał się Maciej Gosiewski, generał artylerii litewskiej - jak śmiesz przerywać kanclerzowi wielkiemu!</text:p>
      <text:p text:style-name="P14">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4">-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4">- Księstwo Litewskie cudzoziemską kandydaturę zatem popiera, czy tylko księstwa onego kanclerz? Czy ktoś w tej sali cudzoziemca jakiegoś kandydatem postawi?</text:p>
      <text:p text:style-name="P24">Wtedy biskup Trzebicki wskazał na Austriaków: </text:p>
      <text:p text:style-name="P24">-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6" text:note-class="endnote"><text:note-citation>6</text:note-citation><text:note-body><text:p text:style-name="P21">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oft-page-break/><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5">- Czas wielki - rzekł -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19"/>
      <text:p text:style-name="P12">* * *</text:p>
      <text:p text:style-name="P19"/>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text:soft-page-break/>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4">- Co to za tumult? Bijatyka? - zaczął pytać dowódca dragonów Sobieskiego, potem ujrzał trupy rozciągnięte na piasku - Mord na polu elekcji?</text:p>
      <text:p text:style-name="P24">- Ci oto żołnierze nas pałaszami traktowali... - rzekł jeden ze szlachty.</text:p>
      <text:p text:style-name="P24">Wiśniowiecki zamierzał milczeć dumnie, lecz nie wytrzymał: </text:p>
      <text:p text:style-name="P24">- Ta hołota nas napadła...</text:p>
      <text:p text:style-name="P24">-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4">- Jam jest książę hetman Wiśniowiecki, nie pozwalajże sobie pułkowniku zbyt wiele...</text:p>
      <text:p text:style-name="P24">- Jam jest pułkownik Romain w służbie marszałka wielkiego koronnego jegomości. Mam rozkaz jaśnie pana marszałkowski tumulty tutaj karać. Za wszczęcie tumultu kładę areszt na waszeci.</text:p>
      <text:p text:style-name="P24">Księciu odebrało z oburzenia mowę, zaś pułkownik zwrócił się do dragonów książęcych:</text:p>
      <text:p text:style-name="P24">-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19"/>
      <text:p text:style-name="P12">* * *</text:p>
      <text:p text:style-name="P19"/>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text:span><text:soft-page-break/><text:span text:style-name="T3">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6"><text:span text:style-name="T3">„Mikołaj Pac rzekł: infułę sobie kupię</text:span><text:span text:style-name="T3">,</text:span></text:p>
      <text:p text:style-name="P26">to mi wszyscy czapkować będą: cny biskupie,</text:p>
      <text:p text:style-name="P26">I zbuduję w Wilnie pałac. Z tym pałacem</text:p>
      <text:p text:style-name="P26">stanę się prawdziwym Pacem</text:p>
      <text:p text:style-name="P26">i wart będę brata kanclerza,</text:p>
      <text:p text:style-name="P26">co Rzeczpospolitą sprzeniewierza,</text:p>
      <text:p text:style-name="P26">i brata hetmana, co się modli od rana,</text:p>
      <text:p text:style-name="P26">a dla wielkiej chwały Litwy,</text:p>
      <text:p text:style-name="P26">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oft-page-break/><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ext:soft-page-break/>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19"/>
      <text:p text:style-name="P12">* * *</text:p>
      <text:p text:style-name="P19"/>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text:soft-page-break/>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7" text:note-class="endnote"><text:note-citation>7</text:note-citation><text:note-body><text:p text:style-name="P21">Przez aklamację wybrano hetmana wielkiego na króla, przez aklamację również zaakceptowano wybór jego syna <text:span text:style-name="T15">vivente rege</text:span>. Był to fakt nadzwyczajny, dla którego jednak był i precedens - koronacja Zygmunta Augusta na kr<text:span text:style-name="T3">ó</text:span><text:span text:style-name="T9">la za </text:span><text:span text:style-name="T3">ż</text:span><text:span text:style-name="T9">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19"/>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7">- Widzisz Waćpan, zatem mamy teraz twojego Sobieskiego na tronie, albo i całą ich dynastię! Wszystkie nasze prawa orężem podeptane, tyle <text:s/>ludzi pomordowano!</text:p>
      <text:p text:style-name="P28">- Wolałbyś Waćpan Lotaryńczyka na tronie, albo i samego Habsburga? Rzeczpostolitą jako jeszcze jedną imperium prowincję? - odparł Ostrowski. </text:p>
      <text:p text:style-name="P28"><text:soft-page-break/>- Biada temu krajowi, że tylko między wewnętrznym a zagranicznym tyranem ma wybór - narzekał pan Starczyński.</text:p>
      <text:p text:style-name="P14">- Jedno dobre, że oddzielenia Litwy uniknęliśmy, bo pono to Pacowie knuli - pocieszał przyjaciela Ostrowski.</text:p>
      <text:p text:style-name="P14">- Tego nie wiesz Waćpan, bo wielu senatorów litewskich, a i hetman wielki pan Pac, na Litwę uszło i teraz tam działać będą. Biada nam, biada!</text:p>
      <text:p text:style-name="P14"/>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4"/>
      <text:list xml:id="list41756827" text:continue-numbering="true" text:style-name="Outline">
        <text:list-item>
          <text:h text:style-name="P31"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8" text:note-class="endnote"><text:note-citation>8</text:note-citation><text:note-body><text:p text:style-name="P21">Do tego czasu „konstytucj<text:span text:style-name="T3">ą</text:span><text:span text:style-name="T9">” nazywano zbi</text:span><text:span text:style-name="T3">ó</text:span><text:span text:style-name="T9">r wszystkich uchwa</text:span><text:span text:style-name="T3">ł</text:span><text:span text:style-name="T9">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 Wiele<text:span text:style-name="T3">ś</text:span>my, mo<text:span text:style-name="T3">ś</text:span>ci panowie, osi<text:span text:style-name="T3">ą</text:span>gn<text:span text:style-name="T3">ę</text:span>li w ci<text:span text:style-name="T3">ą</text:span>gu ostatnich kilku tygodni - zagai<text:span text:style-name="T3">ł</text:span> kr<text:span text:style-name="T3">ó</text:span>l -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 W kraju spokój aby zapewnić, trzeba wiedzieć najsamprzód,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text:span text:style-name="T3">ł</text:span>a Litwa przeciw w<text:span text:style-name="T3">ł</text:span>adzy si<text:span text:style-name="T3">ę</text:span> burzy - rzek<text:span text:style-name="T3">ł książę</text:span> hetman Radziwi<text:span text:style-name="T3">łł -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Dialog">Sobieski spojrzał na Radziwiłła: </text:p>
      <text:p text:style-name="Dialog">- Jak rozumiem mości książę poradzi sobie z zapewnieniem spokoju na Litwie.</text:p>
      <text:p text:style-name="Dialog">Radziwiłł przytaknął. Sobieski kontynuował zatem, patrząc teraz na Miączyńskiego:</text:p>
      <text:p text:style-name="Dialog"><text:soft-page-break/>- Koronne wojska zatem zajmą się Wielkopolską. Trzeba to zrobić zanim na Turków ruszymy. A ruszyć nam trzeba jak najprędzej, bo ta wojna sojuszowi z Francją przeszkadza.</text:p>
      <text:p text:style-name="Text_20_body">Król zwrócił się teraz do podskarbiego Morsztyna: </text:p>
      <text:p text:style-name="Dialog">- Kiedy piechoty nowe na wyprawę na Kamieniec gotowe będą?</text:p>
      <text:p text:style-name="Dialog">- Kwoty uchwalone na sejmie elekcyjnym wpływają już teraz - odpowiedzia<text:span text:style-name="T3">ł</text:span><text:span text:style-name="T3"> pan Jan Andrzej -</text:span>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ł się z tych wiadomości. Spodziewał się raczej oprzeć swe finanse na dotacjach francuskich oraz na konfiskatach dóbr zdrajców. Teraz mógł spokojnie przejść do planów kampanii. </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xt:p>
      <text:p text:style-name="Dialog">- Tedy mamy czas, koronację prawdziwą w Krakowie urządzić.</text:p>
      <text:p text:style-name="P5">O Krakowie słysząc, przypomniał pan Morsztyn o ważnej jeszcze jednej sprawie: </text:p>
      <text:p text:style-name="Dialog">- Tak, w Krakowie i nowego króla koronować, i starego pochować nam trzeba. Przy tej okazji stosunki z klerem poprawimy. Klechy niezadowolone, że kilku biskupów pośród zdrajców na Woli gardła dało.</text:p>
      <text:p text:style-name="P5">Sobieski wiedział o pana Morsztynowej niechęci do kleru, nie zraził się zatem i wyjaśnił:</text:p>
      <text:p text:style-name="Dialog">-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Zgromadzeni zamilkli, dumając o czasach które dopiero po wojnie z Turcją nastąpią. Oto przecie walki nowe prowadzić będzie trzeba. Wreszcie wrodzony optymizm Jabłonowskiego kazał mu przemówić: </text:p>
      <text:p text:style-name="Dialog">- I tak Cesarza interwencji spodziewać nam się trzeba, gdyśmy jego stronników w Rzeczypospolitej przerzedzili. Krak<text:span text:style-name="T3">ó</text:span>w jako fortalicj<text:span text:style-name="T3">ę opatrzeć nam tylko, niech cesarskich przytrzyma, póki z wojskiem z innych frontów nie wrócim. A ju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ł, jednak dodał: </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text:soft-page-break/>nie należy, dopóki władza waszej królewskiej mości i Konstytucja aktualna w pełni przez naród zaakceptowanie nie zostaną.</text:p>
      <text:p text:style-name="Dialog"><text:s/>- Z Brandenburgią zatem poradzić sobie i bez pospolitego ruszenia - podsumowa<text:span text:style-name="T3">ł</text:span> Sobieski - i bez nowej szlacheckiej służby wojskowej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4">- Gwarant to wolności przecie - mówił - bo nie tylko przeciw wrogom zewnętrznym, ale przeciw tyranowi na tronie szlachta za broń chwytać zwykła.</text:p>
      <text:p text:style-name="P14">- Jednak za broń przeciw Turkom jakoś nie chwytali - mówił pan Ostrowski - pamiętwasz Wasze jak to myśmy Tatar ganiali, a pospolitacy dobra Sobieskiego plądrowali.</text:p>
      <text:p text:style-name="P14">-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Pacta Conventa wprowadzają, dobre narzędzie dla tyrana.</text:p>
      <text:p text:style-name="P14">- 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po to gardłowano przeciw Sobieskiemu i jego nowym podatkom, aby teraz się samemu </text:span><text:soft-page-break/><text:span text:style-name="T3">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span></text:p>
      <text:p text:style-name="Dialog">- Zdrada! - krzyczał zdrożony jeździec wpadając na spienionym koniu na rynek we Środzie -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3"/>
      <text:list xml:id="list41764561" text:continue-numbering="true" text:style-name="Outline">
        <text:list-item>
          <text:h text:style-name="P31"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9"> bowiem pan Sobieski wkr</text:span><text:span text:style-name="T3">ó</text:span><text:span text:style-name="T9">tce na wojn</text:span><text:span text:style-name="T3">ę</text:span><text:span text:style-name="T9"> wyruszy</text:span><text:span text:style-name="T3">ć</text:span><text:span text:style-name="T9">, a i sytuacja wewn</text:span><text:span text:style-name="T3">ę</text:span><text:span text:style-name="T9">trzna jego uwagi wymaga</text:span><text:span text:style-name="T3">ł</text:span><text:span text:style-name="T9">a. Szybko przebieg</text:span><text:span text:style-name="T3">ł</text:span><text:span text:style-name="T9">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5">„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P5">„Mości generale”, zwrócił się do pana Łąckiego, komendanta Krakowa, „rad jestem z przygotowanego przez waszmość wjazdu naszego, a i wojska, jak powiadają, dobrze rozlokowane. Jednak fortyfikacje miasta niedobry przedstawiają widok.”</text:p>
      <text:p text:style-name="P5">„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5">„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5">„Plany te poczyni<text:span text:style-name="T3">ł</text:span> przecie pan Mieroszewski, kr<text:span text:style-name="T3">ó</text:span>l<text:span text:style-name="T3">ów</text:span> sekretarz<text:note text:id="ftn9" text:note-class="endnote"><text:note-citation>9</text:note-citation><text:note-body><text:p text:style-name="P21">Krzysztof Mieroszewski herbu <text:span text:style-name="T3">Ś</text:span><text:span text:style-name="T9">lepowron, ur. w 1600, by</text:span><text:span text:style-name="T3">ł</text:span><text:span text:style-name="T9"> sekretarzem kr</text:span><text:span text:style-name="T3">ó</text:span><text:span text:style-name="T9">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5"><text:soft-page-break/><text:span text:style-name="T3">„Sejm elekcyjny właśnie na ten cel szos</text:span><text:span text:style-name="T3"><text:note text:id="ftn10" text:note-class="endnote"><text:note-citation>10</text:note-citation><text:note-body><text:p text:style-name="P21">Podatek p<text:span text:style-name="T3">ł</text:span><text:span text:style-name="T9">acony przez miasta kr</text:span><text:span text:style-name="T3">ó</text:span><text:span text:style-name="T9">lewskie.</text:span></text:p></text:note-body></text:note></text:span><text:span text:style-name="T3"> wprowadził, aby miasta Rzeczypospolitej do obwarowania przyprowadzić.”</text:span></text:p>
      <text:p text:style-name="P5">„Jeszcze decyzje sejmu elekcyjnego sejm koronacyjny potwierdzić musi, a z tym niełatwo będzie. Szlachta z tych stron podatkom nowym przeciwić się będzie. Niejeden tumult na sejmikach będzie.”</text:p>
      <text:p text:style-name="P5">„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5">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P5">„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19"/>
      <text:p text:style-name="P12">* * *</text:p>
      <text:p text:style-name="P19">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oft-page-break/><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1" text:note-class="endnote"><text:note-citation>11</text:note-citation><text:note-body><text:p text:style-name="P21">Rozejm andruszowski z 1667 roku przerywa<text:span text:style-name="T3">ł</text:span><text:span text:style-name="T9"> wojn</text:span><text:span text:style-name="T3">ę</text:span><text:span text:style-name="T9"> toczon</text:span><text:span text:style-name="T3">ą</text:span><text:span text:style-name="T9"> z Carstwem Rosyjskim od 1654 roku. Rzeczpospolita zrezygnowa</text:span><text:span text:style-name="T3">ł</text:span><text:span text:style-name="T9">a w nim ze Smole</text:span><text:span text:style-name="T3">ń</text:span><text:span text:style-name="T9">ska, Kijowa, i Zadnieprza oraz pozwala</text:span><text:span text:style-name="T3">ł</text:span><text:span text:style-name="T9">a carowi na „opiek</text:span><text:span text:style-name="T3">ę</text:span><text:span text:style-name="T9">” nad Prawos</text:span><text:span text:style-name="T3">ł</text:span><text:span text:style-name="T9">awiem w Polsce. Rozejm mia</text:span><text:span text:style-name="T3">ł</text:span><text:span text:style-name="T9"> charakter tymczasowy i wygasa</text:span><text:span text:style-name="T3">ł</text:span><text:span text:style-name="T9"> automatycznie w 1680 roku. W rzeczywistej historii <text:s/>Rzeczpospolita, zaj</text:span><text:span text:style-name="T3">ę</text:span><text:span text:style-name="T9">ta wojnami z Turcj</text:span><text:span text:style-name="T3">ą</text:span><text:span text:style-name="T9">, nie zakwestionowa</text:span><text:span text:style-name="T3">ł</text:span><text:span text:style-name="T9">a postanowie</text:span><text:span text:style-name="T3">ń</text:span><text:span text:style-name="T9"> rozejmu i okaza</text:span><text:span text:style-name="T3">ł</text:span><text:span text:style-name="T9">y si</text:span><text:span text:style-name="T3">ę</text:span><text:span text:style-name="T9"> one trwa</text:span><text:span text:style-name="T3">ł</text:span><text:span text:style-name="T9">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5">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5">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5">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text:soft-page-break/>porabia?” Przebendowskiemu radość biła z twarzy: „W Krakowie koronacja szczęśliwie odbyta, i teraz dwóch królów mamy, Jana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text:soft-page-break/>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37</meta:editing-cycles>
    <meta:creation-date>2014-08-22T08:05:00</meta:creation-date>
    <dc:date>2016-02-29T21:59:06.59</dc:date>
    <meta:editing-duration>P79DT53M40S</meta:editing-duration>
    <meta:generator>OpenOffice/4.1.1$Win32 OpenOffice.org_project/411m6$Build-9775</meta:generator>
    <dc:creator>Mikolaj Trzeciecki</dc:creator>
    <meta:document-statistic meta:table-count="0" meta:image-count="0" meta:object-count="0" meta:page-count="61" meta:paragraph-count="572" meta:word-count="28861" meta:character-count="19588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